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1" style:family="table-row">
      <style:table-row-properties style:keep-together="false" fo:keep-together="always"/>
    </style:style>
    <style:style style:name="GlobalConfi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balConfig.C1" style:family="table-cell">
      <style:table-cell-properties fo:padding="0.097cm" fo:border="0.002cm solid #000000"/>
    </style:style>
    <style:style style:name="GlobalConfig.A2" style:family="table-cell">
      <style:table-cell-properties fo:padding="0.097cm" fo:border-left="0.002cm solid #000000" fo:border-right="none" fo:border-top="none" fo:border-bottom="0.002cm solid #000000"/>
    </style:style>
    <style:style style:name="GlobalConfi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" style:display-name="ShipStruct-3_01" style:family="table">
      <style:table-properties style:width="17.595cm" fo:margin-left="0cm" fo:break-before="auto" fo:break-after="auto" table:align="left" style:may-break-between-rows="tru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1" style:display-name="ShipStruct-3_01.1" style:family="table-row">
      <style:table-row-properties style:keep-together="false" fo:keep-together="always"/>
    </style:style>
    <style:style style:name="ShipStruct-3_5f_01.A1" style:display-name="Ship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Struct-3_5f_01.C1" style:display-name="ShipStruct-3_01.C1" style:family="table-cell">
      <style:table-cell-properties fo:padding="0.097cm" fo:border="0.002cm solid #000000"/>
    </style:style>
    <style:style style:name="ShipStruct-3_5f_01.A2" style:display-name="ShipStruct-3_01.A2" style:family="table-cell">
      <style:table-cell-properties fo:padding="0.097cm" fo:border-left="0.002cm solid #000000" fo:border-right="none" fo:border-top="none" fo:border-bottom="0.002cm solid #000000"/>
    </style:style>
    <style:style style:name="ShipStruct-3_5f_01.C2" style:display-name="Ship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.A10" style:display-name="Ship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style:keep-together="false" fo:keep-together="always"/>
    </style:style>
    <style:style style:name="ShipTemplate-3_5f_02.A1" style:display-name="ShipTemplate-3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Template-3_5f_02.C1" style:display-name="ShipTemplate-3_02.C1" style:family="table-cell">
      <style:table-cell-properties fo:padding="0.097cm" fo:border="0.002cm solid #000000"/>
    </style:style>
    <style:style style:name="ShipTemplate-3_5f_02.A2" style:display-name="ShipTemplate-3_02.A2" style:family="table-cell">
      <style:table-cell-properties fo:padding="0.097cm" fo:border-left="0.002cm solid #000000" fo:border-right="none" fo:border-top="none" fo:border-bottom="0.002cm solid #000000"/>
    </style:style>
    <style:style style:name="ShipTemplate-3_5f_02.C2" style:display-name="ShipTemplate-3_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Template-3_5f_02.A16" style:display-name="ShipTemplate-3_02.A1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" style:family="table">
      <style:table-properties style:width="17.595cm" fo:margin-left="0cm" fo:margin-right="-0.005cm" table:align="margins"/>
    </style:style>
    <style:style style:name="Таблица1.A" style:family="table-column">
      <style:table-column-properties style:column-width="1.746cm" style:rel-column-width="6504*"/>
    </style:style>
    <style:style style:name="Таблица1.B" style:family="table-column">
      <style:table-column-properties style:column-width="5.054cm" style:rel-column-width="18822*"/>
    </style:style>
    <style:style style:name="Таблица1.C" style:family="table-column">
      <style:table-column-properties style:column-width="10.795cm" style:rel-column-width="4020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style:keep-together="false" fo:keep-together="always"/>
    </style:style>
    <style:style style:name="WareRatingStruct-3_5f_01.A1" style:display-name="WareRating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RatingStruct-3_5f_01.C1" style:display-name="WareRatingStruct-3_01.C1" style:family="table-cell">
      <style:table-cell-properties fo:padding="0.097cm" fo:border="0.002cm solid #000000"/>
    </style:style>
    <style:style style:name="WareRatingStruct-3_5f_01.A2" style:display-name="WareRatingStruct-3_01.A2" style:family="table-cell">
      <style:table-cell-properties fo:padding="0.097cm" fo:border-left="0.002cm solid #000000" fo:border-right="none" fo:border-top="none" fo:border-bottom="0.002cm solid #000000"/>
    </style:style>
    <style:style style:name="WareRatingStruct-3_5f_01.C2" style:display-name="WareRating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style:keep-together="false" fo:keep-together="always"/>
    </style:style>
    <style:style style:name="WareStruct-3_5f_01.A1" style:display-name="War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truct-3_5f_01.B1" style:display-name="WareStruct-3_0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02cm solid #000000"/>
    </style:style>
    <style:style style:name="WareStruct-3_5f_01.A2" style:display-name="WareStruct-3_01.A2" style:family="table-cell">
      <style:table-cell-properties fo:padding="0.097cm" fo:border-left="0.002cm solid #000000" fo:border-right="none" fo:border-top="none" fo:border-bottom="0.002cm solid #000000"/>
    </style:style>
    <style:style style:name="WareStruct-3_5f_01.C2" style:display-name="War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.A4" style:display-name="WareStruct-3_0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WareStruct-3_5f_01.A10" style:display-name="Ware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style:keep-together="false" fo:keep-together="always"/>
    </style:style>
    <style:style style:name="WorkspaceStruct-3_5f_01.A1" style:display-name="Workspac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orkspaceStruct-3_5f_01.C1" style:display-name="WorkspaceStruct-3_01.C1" style:family="table-cell">
      <style:table-cell-properties fo:padding="0.097cm" fo:border="0.002cm solid #000000"/>
    </style:style>
    <style:style style:name="WorkspaceStruct-3_5f_01.A2" style:display-name="WorkspaceStruct-3_01.A2" style:family="table-cell">
      <style:table-cell-properties fo:padding="0.097cm" fo:border-left="0.002cm solid #000000" fo:border-right="none" fo:border-top="none" fo:border-bottom="0.002cm solid #000000"/>
    </style:style>
    <style:style style:name="WorkspaceStruct-3_5f_01.C2" style:display-name="Workspac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gnalAttackedLogicStates.C1" style:family="table-cell">
      <style:table-cell-properties fo:padding="0.097cm" fo:border="0.002cm solid #000000"/>
    </style:style>
    <style:style style:name="SignalAttackedLogicStates.A2" style:family="table-cell">
      <style:table-cell-properties fo:padding="0.097cm" fo:border-left="0.002cm solid #000000" fo:border-right="none" fo:border-top="none" fo:border-bottom="0.002cm solid #000000"/>
    </style:style>
    <style:style style:name="SignalAttackedLogicStat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" style:family="table">
      <style:table-properties style:width="17.595cm" fo:margin-left="0cm" table:align="left"/>
    </style:style>
    <style:style style:name="ValidationMaskCodes.A" style:family="table-column">
      <style:table-column-properties style:column-width="1.217cm"/>
    </style:style>
    <style:style style:name="ValidationMaskCodes.B" style:family="table-column">
      <style:table-column-properties style:column-width="4.755cm"/>
    </style:style>
    <style:style style:name="ValidationMaskCodes.C" style:family="table-column">
      <style:table-column-properties style:column-width="11.622cm"/>
    </style:style>
    <style:style style:name="ValidationMaskCodes.1" style:family="table-row">
      <style:table-row-properties style:keep-together="false" fo:keep-together="always"/>
    </style:style>
    <style:style style:name="ValidationMaskCo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lidationMaskCodes.C1" style:family="table-cell">
      <style:table-cell-properties fo:padding="0.097cm" fo:border="0.002cm solid #000000"/>
    </style:style>
    <style:style style:name="ValidationMaskCodes.A2" style:family="table-cell">
      <style:table-cell-properties fo:padding="0.097cm" fo:border-left="0.002cm solid #000000" fo:border-right="none" fo:border-top="none" fo:border-bottom="0.002cm solid #000000"/>
    </style:style>
    <style:style style:name="ValidationMaskCod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ForEquipmentParts.E1" style:family="table-cell">
      <style:table-cell-properties fo:padding="0.097cm" fo:border="0.002cm solid #000000"/>
    </style:style>
    <style:style style:name="WaresForEquipmentParts.A2" style:family="table-cell">
      <style:table-cell-properties fo:padding="0.097cm" fo:border-left="0.002cm solid #000000" fo:border-right="none" fo:border-top="none" fo:border-bottom="0.002cm solid #000000"/>
    </style:style>
    <style:style style:name="WaresForEquipmentPar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use-window-font-color="true" fo:font-weight="normal" style:font-weight-asian="normal" style:font-weight-complex="normal"/>
    </style:style>
    <style:style style:name="P5" style:family="paragraph" style:parent-style-name="Text_20_body">
      <style:text-properties fo:color="#ce181e"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style:font-name="Courier New"/>
    </style:style>
    <style:style style:name="P11" style:family="paragraph" style:parent-style-name="Text_20_body">
      <style:text-properties style:font-name="Courier New" fo:language="en" fo:country="US"/>
    </style:style>
    <style:style style:name="P12" style:family="paragraph" style:parent-style-name="Text_20_body">
      <style:text-properties fo:color="#990000" fo:language="ru" fo:country="RU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Subtitle">
      <style:paragraph-properties fo:text-align="start" style:justify-single-word="false"/>
    </style:style>
    <style:style style:name="P15" style:family="paragraph" style:parent-style-name="Title">
      <style:paragraph-properties fo:text-align="start" style:justify-single-word="false"/>
    </style:style>
    <style:style style:name="P16" style:family="paragraph" style:parent-style-name="Table_20_Contents">
      <style:text-properties style:use-window-font-color="true"/>
    </style:style>
    <style:style style:name="P17" style:family="paragraph" style:parent-style-name="Table_20_Contents">
      <style:text-properties style:use-window-font-color="true" fo:language="ru" fo:country="RU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19" style:family="paragraph" style:parent-style-name="Table_20_Contents">
      <style:text-properties fo:language="en" fo:country="US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2" style:family="paragraph" style:parent-style-name="Table_20_Contents">
      <style:text-properties fo:color="#cc0000"/>
    </style:style>
    <style:style style:name="P23" style:family="paragraph" style:parent-style-name="Table_20_Contents">
      <style:text-properties fo:color="#cc0000" fo:language="ru" fo:country="RU"/>
    </style:style>
    <style:style style:name="P24" style:family="paragraph" style:parent-style-name="Table_20_Heading">
      <style:text-properties fo:language="ru" fo:country="RU"/>
    </style:style>
    <style:style style:name="P25" style:family="paragraph" style:parent-style-name="Heading_20_2">
      <style:text-properties fo:language="ru" fo:country="RU"/>
    </style:style>
    <style:style style:name="P26" style:family="paragraph" style:parent-style-name="Heading_20_3">
      <style:text-properties fo:language="ru" fo:country="RU"/>
    </style:style>
    <style:style style:name="P2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0" style:family="paragraph" style:parent-style-name="Table_20_Contents" style:list-style-name="L2">
      <style:text-properties fo:language="en" fo:country="US"/>
    </style:style>
    <style:style style:name="P31" style:family="paragraph" style:parent-style-name="Table_20_Contents" style:list-style-name="L3">
      <style:text-properties fo:language="en" fo:country="US"/>
    </style:style>
    <style:style style:name="P32" style:family="paragraph" style:parent-style-name="Table_20_Contents" style:list-style-name="L18">
      <style:text-properties fo:language="en" fo:country="US"/>
    </style:style>
    <style:style style:name="P33" style:family="paragraph" style:parent-style-name="Table_20_Contents" style:list-style-name="L3">
      <style:text-properties style:use-window-font-color="true" fo:language="en" fo:country="US"/>
    </style:style>
    <style:style style:name="P34" style:family="paragraph" style:parent-style-name="Table_20_Contents" style:list-style-name="L18">
      <style:text-properties style:use-window-font-color="true" fo:language="en" fo:country="US"/>
    </style:style>
    <style:style style:name="P35" style:family="paragraph" style:parent-style-name="Table_20_Contents" style:list-style-name="L3">
      <style:text-properties fo:color="#ce181e" fo:language="en" fo:country="US"/>
    </style:style>
    <style:style style:name="P36" style:family="paragraph" style:parent-style-name="Table_20_Contents" style:list-style-name="L18"/>
    <style:style style:name="P37" style:family="paragraph" style:parent-style-name="Table_20_Contents" style:list-style-name="L18">
      <style:text-properties fo:language="ru" fo:country="RU"/>
    </style:style>
    <style:style style:name="P38" style:family="paragraph" style:parent-style-name="Text_20_body" style:list-style-name="L1"/>
    <style:style style:name="P39" style:family="paragraph" style:parent-style-name="Text_20_body" style:list-style-name="L4"/>
    <style:style style:name="P40" style:family="paragraph" style:parent-style-name="Text_20_body" style:list-style-name="L4">
      <style:text-properties fo:language="ru" fo:country="RU"/>
    </style:style>
    <style:style style:name="P41" style:family="paragraph" style:parent-style-name="Text_20_body" style:list-style-name="L6">
      <style:text-properties fo:language="ru" fo:country="RU"/>
    </style:style>
    <style:style style:name="P42" style:family="paragraph" style:parent-style-name="Text_20_body" style:list-style-name="L7">
      <style:text-properties fo:language="ru" fo:country="RU" fo:font-weight="normal" style:font-weight-asian="normal" style:font-weight-complex="normal"/>
    </style:style>
    <style:style style:name="P43" style:family="paragraph" style:parent-style-name="Text_20_body" style:list-style-name="L8">
      <style:text-properties fo:language="ru" fo:country="RU" fo:font-weight="normal" style:font-weight-asian="normal" style:font-weight-complex="normal"/>
    </style:style>
    <style:style style:name="P44" style:family="paragraph" style:parent-style-name="Text_20_body" style:list-style-name="L9">
      <style:text-properties fo:language="ru" fo:country="RU" fo:font-weight="normal" style:font-weight-asian="normal" style:font-weight-complex="normal"/>
    </style:style>
    <style:style style:name="P45" style:family="paragraph" style:parent-style-name="Text_20_body" style:list-style-name="L15">
      <style:text-properties fo:language="ru" fo:country="RU"/>
    </style:style>
    <style:style style:name="P46" style:family="paragraph" style:parent-style-name="Text_20_body" style:list-style-name="L16">
      <style:text-properties fo:language="ru" fo:country="RU"/>
    </style:style>
    <style:style style:name="P47" style:family="paragraph" style:parent-style-name="Text_20_body" style:list-style-name="L17">
      <style:text-properties fo:language="ru" fo:country="RU"/>
    </style:style>
    <style:style style:name="P48" style:family="paragraph" style:parent-style-name="Text_20_body" style:list-style-name="L18">
      <style:text-properties fo:language="ru" fo:country="RU"/>
    </style:style>
    <style:style style:name="P49" style:family="paragraph" style:parent-style-name="Text_20_body" style:list-style-name="L5"/>
    <style:style style:name="P50" style:family="paragraph" style:parent-style-name="Text_20_body" style:list-style-name="L5">
      <style:text-properties fo:language="en" fo:country="US"/>
    </style:style>
    <style:style style:name="P51" style:family="paragraph" style:parent-style-name="Text_20_body" style:list-style-name="L16">
      <style:text-properties fo:language="en" fo:country="US"/>
    </style:style>
    <style:style style:name="P52" style:family="paragraph" style:parent-style-name="Text_20_body" style:list-style-name="L7"/>
    <style:style style:name="P53" style:family="paragraph" style:parent-style-name="Text_20_body" style:list-style-name="L10"/>
    <style:style style:name="P54" style:family="paragraph" style:parent-style-name="Text_20_body" style:list-style-name="L11"/>
    <style:style style:name="P55" style:family="paragraph" style:parent-style-name="Text_20_body" style:list-style-name="L12"/>
    <style:style style:name="P56" style:family="paragraph" style:parent-style-name="Text_20_body" style:list-style-name="L13"/>
    <style:style style:name="P57" style:family="paragraph" style:parent-style-name="Text_20_body" style:list-style-name="L14"/>
    <style:style style:name="P58" style:family="paragraph" style:parent-style-name="Text_20_body" style:list-style-name="L18"/>
    <style:style style:name="T1" style:family="text">
      <style:text-properties fo:color="#800000"/>
    </style:style>
    <style:style style:name="T2" style:family="text">
      <style:text-properties fo:color="#800000" fo:language="en" fo:country="US"/>
    </style:style>
    <style:style style:name="T3" style:family="text">
      <style:text-properties fo:color="#800000"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language="ru" fo:country="RU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ce181e" fo:language="en" fo:country="US"/>
    </style:style>
    <style:style style:name="T15" style:family="text">
      <style:text-properties fo:color="#ce181e" fo:language="ru" fo:country="RU"/>
    </style:style>
    <style:style style:name="T16" style:family="text">
      <style:text-properties fo:color="#cc0000"/>
    </style:style>
    <style:style style:name="T17" style:family="text">
      <style:text-properties fo:color="#990000"/>
    </style:style>
    <style:style style:name="T18" style:family="text">
      <style:text-properties style:font-name="Courier New" fo:language="en" fo:country="US"/>
    </style:style>
    <style:style style:name="T19" style:family="text">
      <style:text-properties style:font-name="Courier New" fo:language="en" fo:country="US" fo:font-weight="bold" style:font-weight-asian="bold" style:font-weight-complex="bold"/>
    </style:style>
    <style:style style:name="T20" style:family="text">
      <style:text-properties style:font-name="Courier New" fo:language="ru" fo:country="RU"/>
    </style:style>
    <style:style style:name="T21" style:family="text">
      <style:text-properties style:font-name="Courier New" fo:language="ru" fo:country="RU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2-Droid</text:p>
      <text:p text:style-name="P14">Руководство разработчика</text:p>
      <text:p text:style-name="P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7"><text:a xlink:type="simple" xlink:href="#__RefHeading__918_844476280" text:style-name="Index_20_Link" text:visited-style-name="Index_20_Link">Общая информация<text:tab/>2</text:a></text:p>
          <text:p text:style-name="P27"><text:a xlink:type="simple" xlink:href="#__RefHeading__925_844476280" text:style-name="Index_20_Link" text:visited-style-name="Index_20_Link">Условные обозначения<text:tab/>2</text:a></text:p>
          <text:p text:style-name="P27"><text:a xlink:type="simple" xlink:href="#__RefHeading__1145_712231932" text:style-name="Index_20_Link" text:visited-style-name="Index_20_Link">Расположение журналов<text:tab/>2</text:a></text:p>
          <text:p text:style-name="P27"><text:a xlink:type="simple" xlink:href="#__RefHeading__920_844476280" text:style-name="Index_20_Link" text:visited-style-name="Index_20_Link">Структуры данных<text:tab/>2</text:a></text:p>
          <text:p text:style-name="P28"><text:a xlink:type="simple" xlink:href="#__RefHeading__2836_1359725640" text:style-name="Index_20_Link" text:visited-style-name="Index_20_Link">Принципы доступа к данным<text:tab/>2</text:a></text:p>
          <text:p text:style-name="P28"><text:a xlink:type="simple" xlink:href="#__RefHeading__933_844476280" text:style-name="Index_20_Link" text:visited-style-name="Index_20_Link">Bitfield — Битовые поля флагов<text:tab/>3</text:a></text:p>
          <text:p text:style-name="P28"><text:a xlink:type="simple" xlink:href="#__RefHeading__1147_712231932" text:style-name="Index_20_Link" text:visited-style-name="Index_20_Link">Table - Таблицы<text:tab/>3</text:a></text:p>
          <text:p text:style-name="P28"><text:a xlink:type="simple" xlink:href="#__RefHeading__1149_712231932" text:style-name="Index_20_Link" text:visited-style-name="Index_20_Link">2DArray — двумерные массивы<text:tab/>4</text:a></text:p>
          <text:p text:style-name="P28"><text:a xlink:type="simple" xlink:href="#__RefHeading___Toc2448_4270951590" text:style-name="Index_20_Link" text:visited-style-name="Index_20_Link">GlobalConfig - Глобальные настройки<text:tab/>4</text:a></text:p>
          <text:p text:style-name="P28"><text:a xlink:type="simple" xlink:href="#__RefHeading__1161_712231932" text:style-name="Index_20_Link" text:visited-style-name="Index_20_Link">ShipStruct — Конфигурация корабля<text:tab/>5</text:a></text:p>
          <text:p text:style-name="P28"><text:a xlink:type="simple" xlink:href="#__RefHeading__975_1173807053" text:style-name="Index_20_Link" text:visited-style-name="Index_20_Link">ShipTemplateStruct — Шаблон корабля<text:tab/>5</text:a></text:p>
          <text:p text:style-name="P28"><text:a xlink:type="simple" xlink:href="#__RefHeading__2971_216272226" text:style-name="Index_20_Link" text:visited-style-name="Index_20_Link">StatStruct – Статистика<text:tab/>6</text:a></text:p>
          <text:p text:style-name="P28"><text:a xlink:type="simple" xlink:href="#__RefHeading__941_844476280" text:style-name="Index_20_Link" text:visited-style-name="Index_20_Link">WareRatingStruct — Рейтинг товара<text:tab/>7</text:a></text:p>
          <text:p text:style-name="P28"><text:a xlink:type="simple" xlink:href="#__RefHeading__922_844476280" text:style-name="Index_20_Link" text:visited-style-name="Index_20_Link">WareStruct — Параметры товара<text:tab/>7</text:a></text:p>
          <text:p text:style-name="P28"><text:a xlink:type="simple" xlink:href="#__RefHeading__931_844476280" text:style-name="Index_20_Link" text:visited-style-name="Index_20_Link">WorkspaceStruct — Параметры рабочей области<text:tab/>8</text:a></text:p>
          <text:p text:style-name="P27"><text:a xlink:type="simple" xlink:href="#__RefHeading__1151_712231932" text:style-name="Index_20_Link" text:visited-style-name="Index_20_Link">Алгоритмы работы программ<text:tab/>9</text:a></text:p>
          <text:p text:style-name="P28"><text:a xlink:type="simple" xlink:href="#__RefHeading__1223_1613864034" text:style-name="Index_20_Link" text:visited-style-name="Index_20_Link">Алгоритм поведения в момент нападения<text:tab/>9</text:a></text:p>
          <text:p text:style-name="P29"><text:a xlink:type="simple" xlink:href="#__RefHeading__1227_1613864034" text:style-name="Index_20_Link" text:visited-style-name="Index_20_Link">Версия 3.02<text:tab/>10</text:a></text:p>
          <text:p text:style-name="P29"><text:a xlink:type="simple" xlink:href="#__RefHeading___Toc2192_265672554" text:style-name="Index_20_Link" text:visited-style-name="Index_20_Link">Защитный маневр<text:tab/>10</text:a></text:p>
          <text:p text:style-name="P29"><text:a xlink:type="simple" xlink:href="#__RefHeading___Toc2194_265672554" text:style-name="Index_20_Link" text:visited-style-name="Index_20_Link">Контрольная зона и статус агрессора<text:tab/>11</text:a></text:p>
          <text:p text:style-name="P29"><text:a xlink:type="simple" xlink:href="#__RefHeading___Toc2196_265672554" text:style-name="Index_20_Link" text:visited-style-name="Index_20_Link">Соседний сектор (Next Sector)<text:tab/>11</text:a></text:p>
          <text:p text:style-name="P29"><text:a xlink:type="simple" xlink:href="#__RefHeading___Toc2198_265672554" text:style-name="Index_20_Link" text:visited-style-name="Index_20_Link">Последний шанс (Last Chance)<text:tab/>11</text:a></text:p>
          <text:p text:style-name="P29"><text:a xlink:type="simple" xlink:href="#__RefHeading___Toc2200_265672554" text:style-name="Index_20_Link" text:visited-style-name="Index_20_Link">Прыжок в соседний сектор недоступен (Move Locally)<text:tab/>11</text:a></text:p>
          <text:p text:style-name="P29"><text:a xlink:type="simple" xlink:href="#__RefHeading___Toc2202_265672554" text:style-name="Index_20_Link" text:visited-style-name="Index_20_Link">Доступен прыжок в соседний сектор (Jump Next)<text:tab/>11</text:a></text:p>
          <text:p text:style-name="P29"><text:a xlink:type="simple" xlink:href="#__RefHeading___Toc2204_265672554" text:style-name="Index_20_Link" text:visited-style-name="Index_20_Link">Используемые переменные<text:tab/>12</text:a></text:p>
          <text:p text:style-name="P29"><text:a xlink:type="simple" xlink:href="#__RefHeading___Toc2206_265672554" text:style-name="Index_20_Link" text:visited-style-name="Index_20_Link">Алгоритм перезапуска для нового агрессора<text:tab/>12</text:a></text:p>
          <text:p text:style-name="P29"><text:a xlink:type="simple" xlink:href="#__RefHeading___Toc2208_265672554" text:style-name="Index_20_Link" text:visited-style-name="Index_20_Link">Тест-кейсы<text:tab/>13</text:a></text:p>
          <text:p text:style-name="P28"><text:a xlink:type="simple" xlink:href="#__RefHeading___Toc2452_4270951590" text:style-name="Index_20_Link" text:visited-style-name="Index_20_Link">Навигационная программа<text:tab/>14</text:a></text:p>
          <text:p text:style-name="P28"><text:a xlink:type="simple" xlink:href="#__RefHeading__2466_2044843841" text:style-name="Index_20_Link" text:visited-style-name="Index_20_Link">Торговля и обмен товарами<text:tab/>14</text:a></text:p>
          <text:p text:style-name="P29"><text:a xlink:type="simple" xlink:href="#__RefHeading__2468_2044843841" text:style-name="Index_20_Link" text:visited-style-name="Index_20_Link">Как корабли торгуют между собой<text:tab/>14</text:a></text:p>
          <text:p text:style-name="P29"><text:a xlink:type="simple" xlink:href="#__RefHeading__2470_2044843841" text:style-name="Index_20_Link" text:visited-style-name="Index_20_Link">Валидация контрагентов (функция 610)<text:tab/>15</text:a></text:p>
          <text:p text:style-name="P29"><text:a xlink:type="simple" xlink:href="#__RefHeading__2838_1359725640" text:style-name="Index_20_Link" text:visited-style-name="Index_20_Link">Товарный лимит трюма<text:tab/>17</text:a></text:p>
          <text:p text:style-name="P29"><text:a xlink:type="simple" xlink:href="#__RefHeading__2840_1359725640" text:style-name="Index_20_Link" text:visited-style-name="Index_20_Link">Проверка количественных лимитов (#32)<text:tab/>19</text:a></text:p>
          <text:p text:style-name="P28"><text:a xlink:type="simple" xlink:href="#__RefHeading__1153_712231932" text:style-name="Index_20_Link" text:visited-style-name="Index_20_Link">Программы Начальник техотдела и Техник<text:tab/>20</text:a></text:p>
          <text:p text:style-name="P29"><text:a xlink:type="simple" xlink:href="#__RefHeading__1155_712231932" text:style-name="Index_20_Link" text:visited-style-name="Index_20_Link">Условные обозначения в именах кораблей<text:tab/>21</text:a></text:p>
          <text:p text:style-name="P29"><text:a xlink:type="simple" xlink:href="#__RefHeading__1157_712231932" text:style-name="Index_20_Link" text:visited-style-name="Index_20_Link">Переоборудование кораблей<text:tab/>21</text:a></text:p>
          <text:p text:style-name="P29"><text:a xlink:type="simple" xlink:href="#__RefHeading__1159_712231932" text:style-name="Index_20_Link" text:visited-style-name="Index_20_Link">Ремонт в доке<text:tab/>23</text:a></text:p>
          <text:p text:style-name="P27"><text:a xlink:type="simple" xlink:href="#__RefHeading__2474_2044843841" text:style-name="Index_20_Link" text:visited-style-name="Index_20_Link">Дорожная карта<text:tab/>23</text:a></text:p>
          <text:p text:style-name="P27"><text:a xlink:type="simple" xlink:href="#__RefHeading__979_1173807053" text:style-name="Index_20_Link" text:visited-style-name="Index_20_Link">TODO<text:tab/>24</text:a></text:p>
        </text:index-body>
      </text:table-of-content>
      <text:p text:style-name="P1"><text:soft-page-break/></text:p>
      <text:h text:style-name="Heading_20_1" text:outline-level="1"><text:bookmark-start text:name="__RefHeading__918_844476280"/>Общая информация<text:bookmark-end text:name="__RefHeading__918_844476280"/></text:h>
      <text:p text:style-name="Text_20_body">Данный документ содержит информацию, имеющую значение с точки зрения разработки программного комплекса T2-Droid. Информация <text:s/>ориентирована на разработчиков и будет полезна в целях будущих модификаций и исправления найденных ошибок. 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Text_20_body"><text:span text:style-name="T16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6">T2-Droid <text:span text:style-name="T9">ведет журнал, который позволяет отслеживать принимаемые программой решения и выполняемые действия. </text:span><text:span text:style-name="T9">Для сохранения сообщений используется единый файл журнала </text:span>log08370.txt.</text:p>
      <text:p text:style-name="Text_20_body">Для Linux версии журнал находятся в папке ~/.config/EgoSoft/X3AP <text:span text:style-name="T9">домашней директории.</text:span></text:p>
      <text:p text:style-name="Text_20_body">Для <text:span text:style-name="T5">Windows </text:span><text:span text:style-name="T9">версии журналы находятся в папке </text:span><text:span text:style-name="T5">Documents\Egosoft\X3AP </text:span><text:span text:style-name="T9">пользовательского каталога.</text:span><text:span text:style-name="T5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Text_20_body">Данный раздел содержит детальное описание используемых в программе структур данных.</text:p>
      <text:p text:style-name="Text_20_body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P25" text:outline-level="2"><text:bookmark-start text:name="__RefHeading__2836_1359725640"/>Принципы доступа к данным<text:bookmark-end text:name="__RefHeading__2836_1359725640"/></text:h>
      <text:p text:style-name="Text_20_body">Данные правила описывают правила, которых необходимо придерживаться при работе с данными.</text:p>
      <text:p text:style-name="Text_20_body">Доступ к элементам структур данных должен осуществляться посредством соответствующих функций. Структуры могут меняться от версии к версии и использование для доступа к данным специальных функций позволит безопасно модифицировать структуры без влияния на основной алгоритм.</text:p>
      <text:p text:style-name="Text_20_body">Для ссылки на элементы структуры следует использовать константы. Использование констант позволяет повысить устойчивость кода к изменениям. Поскольку пользовательские константы <text:soft-page-break/>движком не поддерживаются, для определения констант используются обычные переменные. <text:span text:style-name="T9">Но так как</text:span> используемые редакторы кода поддерживают выбор переменной из списка существующих, использование констант даже в таком виде позволит сократить количество ошибок. </text:p>
      <text:p text:style-name="Text_20_body">Для отделения констант от других переменных используется особая форма именования:</text:p>
      <text:p text:style-name="P10"><text:span text:style-name="T5"><text:tab/></text:span><text:span text:style-name="T7">$c&lt;STRUCT&gt;.&lt;FIELD&gt;</text:span></text:p>
      <text:p text:style-name="Text_20_body"><text:span text:style-name="T9">где </text:span><text:span text:style-name="T5">&lt;STRUCT&gt; – </text:span><text:span text:style-name="T9">идентификатор структуры, </text:span><text:span text:style-name="T5">&lt;FIELD&gt; – </text:span><text:span text:style-name="T9">идентификатор поля структуры. Например,</text:span></text:p>
      <text:p text:style-name="Text_20_body"><text:span text:style-name="T21"><text:tab/></text:span><text:span text:style-name="T19">$cWareStr.sellPrice</text:span></text:p>
      <text:p text:style-name="Text_20_body"><text:span text:style-name="T5">м</text:span><text:span text:style-name="T9">ожет использоваться для ссылки на цену реализации товара в структуре типа </text:span><text:span text:style-name="T5">WareStruct, </text:span><text:span text:style-name="T9">а</text:span></text:p>
      <text:p text:style-name="Text_20_body"><text:span text:style-name="T21"><text:tab/></text:span><text:span text:style-name="T19">$cWareStr.buyPrice</text:span></text:p>
      <text:p text:style-name="Text_20_body"><text:span text:style-name="T9">то же самое, но в отношении закупочной цены</text:span><text:span text:style-name="T5">. </text:span><text:span text:style-name="T9">Актуальный список констант определен в начале файла функций. Для использования констант в других скриптах, следует скопировать соответствующий участок из файла функций. Следует следить, что бы версии блока констант во всех скриптах совпадали с версией этой секции в файле функций.</text:span></text:p>
      <text:h text:style-name="Heading_20_2" text:outline-level="2"><text:bookmark-start text:name="__RefHeading__933_844476280"/>Bitfield — Битовые поля флагов<text:bookmark-end text:name="__RefHeading__933_844476280"/></text:h>
      <text:p text:style-name="Text_20_body">Для хранения набора логических значений используются битовые поля флагов. Подобные поля представляют собой целочисленные значения, но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(то есть, флаг включен)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Table - Таблицы<text:bookmark-end text:name="__RefHeading__1147_712231932"/></text:h>
      <text:p text:style-name="Text_20_body">Некоторые данные представлены в виде таблиц. Количество строк в таблице может изменяться, но количество колонок всегда фиксировано. Таким образом, таблица это ничто иное как двумерный массив, на втором уровне которого всегда одинаковое количество элементов. В этом документе для описания элементов табличного типа данных используется форма:</text:p>
      <text:p text:style-name="Text_20_body"><text:tab/><text:span text:style-name="T4">Table(X cols)</text:span></text:p>
      <text:p text:style-name="Text_20_body"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колонку соответствующего элемента. Как правило, при описании таблиц необходимо расшифровать только значения колонок.</text:p>
      <text:h text:style-name="Heading_20_2" text:outline-level="2"><text:bookmark-start text:name="__RefHeading__1149_712231932"/><text:soft-page-break/>2DArray — двумерные массивы<text:bookmark-end text:name="__RefHeading__1149_712231932"/></text:h>
      <text:p text:style-name="Text_20_body">Двумерные массивы представляют собой список наборов элементов. В корневом массиве хранятся наборы, а во вложенных содержатся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Text_20_body"><text:tab/>2DArray</text:p>
      <text:p text:style-name="Text_20_body">При описании структуры двумерного массива используется термин — уровни. Для расшифровки содержимого такого массива необходимо расшифровать что содержится на первом уровне и что на втором.</text:p>
      <text:p text:style-name="Text_20_body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_Toc2448_4270951590"/><text:span text:style-name="T5">GlobalConfig - </text:span>Глобальные настройки<text:bookmark-end text:name="__RefHeading___Toc2448_4270951590"/></text:h>
      <text:p text:style-name="Text_20_body"><text:span text:style-name="T9">Глобальные настройки </text:span><text:span text:style-name="T5">T2-Droid </text:span><text:span text:style-name="T9">хранятся в виде массива в глобальной переменной «</text:span><text:span text:style-name="T5">wwsl.T2.global</text:span><text:span text:style-name="T9">». Ниже приводится таблица с расшифровкой элементов конфигурации:</text:span></text:p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 table:style-name="GlobalConfig.1">
            <table:table-cell table:style-name="GlobalConfig.A1" office:value-type="string">
              <text:p text:style-name="Table_20_Heading">Индекс</text:p>
            </table:table-cell>
            <table:table-cell table:style-name="GlobalConfig.A1" office:value-type="string">
              <text:p text:style-name="Table_20_Heading">Тип значения</text:p>
            </table:table-cell>
            <table:table-cell table:style-name="GlobalConfig.C1" office:value-type="string">
              <text:p text:style-name="Table_20_Heading">Описание</text:p>
            </table:table-cell>
          </table:table-row>
        </table:table-header-rows>
        <table:table-row table:style-name="GlobalConfig.1">
          <table:table-cell table:style-name="GlobalConfig.A2" office:value-type="string">
            <text:p text:style-name="Table_20_Contents">0</text:p>
          </table:table-cell>
          <table:table-cell table:style-name="GlobalConfig.A2" office:value-type="string">
            <text:p text:style-name="P19">String</text:p>
          </table:table-cell>
          <table:table-cell table:style-name="GlobalConfig.C2" office:value-type="string">
            <text:p text:style-name="Table_20_Contents">Номер версии, строка «<text:span text:style-name="T5">3.01</text:span>»</text:p>
          </table:table-cell>
        </table:table-row>
        <table:table-row table:style-name="GlobalConfig.1">
          <table:table-cell table:style-name="GlobalConfig.A2" office:value-type="string">
            <text:p text:style-name="P19">1</text:p>
          </table:table-cell>
          <table:table-cell table:style-name="GlobalConfig.A2" office:value-type="string">
            <text:p text:style-name="P19">Hotkey ID</text:p>
          </table:table-cell>
          <table:table-cell table:style-name="GlobalConfig.C2" office:value-type="string">
            <text:p text:style-name="Table_20_Contents">Идентификатор горячей клавиши, полученные в результате регистрации командой <text:span text:style-name="T5">register hotkey.</text:span></text:p>
          </table:table-cell>
        </table:table-row>
        <table:table-row table:style-name="GlobalConfig.1">
          <table:table-cell table:style-name="GlobalConfig.A2" office:value-type="string">
            <text:p text:style-name="P19">2</text:p>
          </table:table-cell>
          <table:table-cell table:style-name="GlobalConfig.A2" office:value-type="string">
            <text:p text:style-name="P19">Array</text:p>
          </table:table-cell>
          <table:table-cell table:style-name="GlobalConfig.C2" office:value-type="string">
            <text:p text:style-name="Table_20_Contents">Массив <text:span text:style-name="T14">Program → Ship index, </text:span><text:span text:style-name="T15">Что это?</text:span></text:p>
          </table:table-cell>
        </table:table-row>
        <table:table-row table:style-name="GlobalConfig.1">
          <table:table-cell table:style-name="GlobalConfig.A2" office:value-type="string">
            <text:p text:style-name="P19">3</text:p>
          </table:table-cell>
          <table:table-cell table:style-name="GlobalConfig.A2" office:value-type="string">
            <text:p text:style-name="P19">Boolean</text:p>
          </table:table-cell>
          <table:table-cell table:style-name="GlobalConfig.C2" office:value-type="string">
            <text:p text:style-name="P19">TRUE, <text:span text:style-name="T9">если открыто меню глобальных настроек. </text:span><text:span text:style-name="T9">Используется для ограничения рекурсивного открытия глобального меню.</text:span></text:p>
          </table:table-cell>
        </table:table-row>
        <table:table-row table:style-name="GlobalConfig.1">
          <table:table-cell table:style-name="GlobalConfig.A2" office:value-type="string">
            <text:p text:style-name="P19">4</text:p>
          </table:table-cell>
          <table:table-cell table:style-name="GlobalConfig.A2" office:value-type="string">
            <text:p text:style-name="P19">Bitfield</text:p>
          </table:table-cell>
          <table:table-cell table:style-name="GlobalConfig.C2" office:value-type="string">
            <text:p text:style-name="Table_20_Contents">Флаги: <text:span text:style-name="T5">1 – </text:span><text:span text:style-name="T9">включить журнал навигатора; </text:span><text:span text:style-name="T5">2 – </text:span><text:span text:style-name="T9">включить журнал установки и обновления; </text:span><text:span text:style-name="T5">4 – </text:span><text:span text:style-name="T5">о</text:span><text:span text:style-name="T9">тображать в меню</text:span><text:span text:style-name="T9"> дополнительные отладочные опции; </text:span><text:span text:style-name="T5">8 – </text:span><text:span text:style-name="T9">включить торговый журнал; </text:span><text:span text:style-name="T5">16 – </text:span><text:span text:style-name="T9">включить журнал валидации контрагентов; </text:span><text:span text:style-name="T5">32 – </text:span><text:span text:style-name="T9">включить журнал обработки сигналов; </text:span><text:span text:style-name="T5">64 – </text:span><text:span text:style-name="T9">включить журнал вызовов функций (много данных); </text:span><text:span text:style-name="T9">128 — включить боевой журнал;</text:span></text:p>
          </table:table-cell>
        </table:table-row>
        <table:table-row table:style-name="GlobalConfig.1">
          <table:table-cell table:style-name="GlobalConfig.A2" office:value-type="string">
            <text:p text:style-name="P19">5</text:p>
          </table:table-cell>
          <table:table-cell table:style-name="GlobalConfig.A2" office:value-type="string">
            <text:p text:style-name="P19">Array of Strings</text:p>
          </table:table-cell>
          <table:table-cell table:style-name="GlobalConfig.C2" office:value-type="string">
            <text:p text:style-name="Table_20_Contents">Массив шаблонов, использующихся для фильтрации кораблей по имени при поиске</text:p>
          </table:table-cell>
        </table:table-row>
        <table:table-row table:style-name="GlobalConfig.1">
          <table:table-cell table:style-name="GlobalConfig.A2" office:value-type="string">
            <text:p text:style-name="P19">6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Номер последнего переименованного корабля</text:p>
          </table:table-cell>
        </table:table-row>
        <text:soft-page-break/>
        <table:table-row table:style-name="GlobalConfig.1">
          <table:table-cell table:style-name="GlobalConfig.A2" office:value-type="string">
            <text:p text:style-name="P19">7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Период ротации журнала (дней)</text:p>
          </table:table-cell>
        </table:table-row>
        <table:table-row table:style-name="GlobalConfig.1">
          <table:table-cell table:style-name="GlobalConfig.A2" office:value-type="string">
            <text:p text:style-name="P19">8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Игровое время последней ротации журнала (в секундах)</text:p>
          </table:table-cell>
        </table:table-row>
      </table:table>
      <text:p text:style-name="P6"/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Text_20_body">ShipStruct — это высокоуровневая корневая структура, ассоциированная с кораблем.</text:p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 table:style-name="ShipStruct-3_5f_01.1">
            <table:table-cell table:style-name="ShipStruct-3_5f_01.A1" office:value-type="string">
              <text:p text:style-name="Table_20_Heading">Индекс</text:p>
            </table:table-cell>
            <table:table-cell table:style-name="ShipStruct-3_5f_01.A1" office:value-type="string">
              <text:p text:style-name="Table_20_Heading">Тип значения</text:p>
            </table:table-cell>
            <table:table-cell table:style-name="ShipStruct-3_5f_01.C1" office:value-type="string">
              <text:p text:style-name="Table_20_Heading">Описание</text:p>
            </table:table-cell>
          </table:table-row>
        </table:table-header-rows>
        <table:table-row table:style-name="ShipStruct-3_5f_01.1">
          <table:table-cell table:style-name="ShipStruct-3_5f_01.A2" office:value-type="string">
            <text:p text:style-name="Table_20_Contents">0</text:p>
          </table:table-cell>
          <table:table-cell table:style-name="ShipStruct-3_5f_01.A2" office:value-type="string">
            <text:p text:style-name="Table_20_Contents">String</text:p>
          </table:table-cell>
          <table:table-cell table:style-name="ShipStruct-3_5f_01.C2" office:value-type="string">
            <text:p text:style-name="Table_20_Contents">Идентификатор типа структуры строка «ShipStruct-3.0<text:span text:style-name="T5">2</text:span>»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выбранной программы T2-Droid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2</text:p>
          </table:table-cell>
          <table:table-cell table:style-name="ShipStruct-3_5f_01.A2" office:value-type="string">
            <text:p text:style-name="P19">Bitfield</text:p>
          </table:table-cell>
          <table:table-cell table:style-name="ShipStruct-3_5f_01.C2" office:value-type="string">
            <text:p text:style-name="Table_20_Contents">Флаги: 1 — журналирование; 2 — разрешить апгрейд; 4 — разрешить ремонт; 8 — переименов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3</text:p>
          </table:table-cell>
          <table:table-cell table:style-name="ShipStruct-3_5f_01.A2" office:value-type="string">
            <text:p text:style-name="Table_20_Contents">Ship</text:p>
          </table:table-cell>
          <table:table-cell table:style-name="ShipStruct-3_5f_01.C2" office:value-type="string">
            <text:p text:style-name="Table_20_Contents">Руководитель, если корабль под руководством руководителя. Null — самостоятельный корабл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4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текущего статуса работы: 0 — работает; 1 — приостановлен; 2 — завершить и сообщить; <text:span text:style-name="T5">null – </text:span><text:span text:style-name="T9">не работает</text:span>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5</text:p>
          </table:table-cell>
          <table:table-cell table:style-name="ShipStruct-3_5f_01.A2" office:value-type="string">
            <text:p text:style-name="Table_20_Contents">WorkspaceStruct</text:p>
          </table:table-cell>
          <table:table-cell table:style-name="ShipStruct-3_5f_01.C2" office:value-type="string">
            <text:p text:style-name="Table_20_Contents">Параметры рабочей области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6</text:p>
          </table:table-cell>
          <table:table-cell table:style-name="ShipStruct-3_5f_01.A2" office:value-type="string">
            <text:p text:style-name="Table_20_Contents">WareStruct</text:p>
          </table:table-cell>
          <table:table-cell table:style-name="ShipStruct-3_5f_01.C2" office:value-type="string">
            <text:p text:style-name="Table_20_Contents">Текущий <text:span text:style-name="T9">активный</text:span> товар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7</text:p>
          </table:table-cell>
          <table:table-cell table:style-name="ShipStruct-3_5f_01.A2" office:value-type="string">
            <text:p text:style-name="Table_20_Contents">StatStruct</text:p>
          </table:table-cell>
          <table:table-cell table:style-name="ShipStruct-3_5f_01.C2" office:value-type="string">
            <text:p text:style-name="P22">Сводная статистика работы.</text:p>
          </table:table-cell>
        </table:table-row>
        <table:table-row table:style-name="ShipStruct-3_5f_01.1">
          <table:table-cell table:style-name="ShipStruct-3_5f_01.A10" office:value-type="float" office:value="8">
            <text:p text:style-name="Table_20_Contents">8</text:p>
          </table:table-cell>
          <table:table-cell table:style-name="ShipStruct-3_5f_01.A2" office:value-type="string">
            <text:p text:style-name="Table_20_Contents">Array of StatStruct</text:p>
          </table:table-cell>
          <table:table-cell table:style-name="ShipStruct-3_5f_01.C2" office:value-type="string">
            <text:p text:style-name="P22">Почасов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9</text:p>
          </table:table-cell>
          <table:table-cell table:style-name="ShipStruct-3_5f_01.A2" office:value-type="string">
            <text:p text:style-name="Table_20_Contents">Array of Ships</text:p>
          </table:table-cell>
          <table:table-cell table:style-name="ShipStruct-3_5f_01.C2" office:value-type="string">
            <text:p text:style-name="Table_20_Contents">Массив подчиненных кораблей. Актуально только для <text:s/>руководителей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0</text:p>
          </table:table-cell>
          <table:table-cell table:style-name="ShipStruct-3_5f_01.A2" office:value-type="string">
            <text:p text:style-name="Table_20_Contents">Array of Wares</text:p>
          </table:table-cell>
          <table:table-cell table:style-name="ShipStruct-3_5f_01.C2" office:value-type="string">
            <text:p text:style-name="Table_20_Contents">Массив с параметрами рабочих товаров.</text:p>
          </table:table-cell>
        </table:table-row>
        <table:table-row table:style-name="ShipStruct-3_5f_01.1">
          <table:table-cell table:style-name="ShipStruct-3_5f_01.A10" office:value-type="float" office:value="11">
            <text:p text:style-name="P19">11</text:p>
          </table:table-cell>
          <table:table-cell table:style-name="ShipStruct-3_5f_01.A2" office:value-type="string">
            <text:p text:style-name="P19">Table(2)</text:p>
          </table:table-cell>
          <table:table-cell table:style-name="ShipStruct-3_5f_01.C2" office:value-type="string">
            <text:p text:style-name="P22"><text:span text:style-name="T5">SpecReserve. </text:span>Таблица спецрезерва. В первой колонке содержится товар, а во второй — зарезервированное количество. Используется для хранения любых доп. <text:span text:style-name="T9">р</text:span>езервов, хранение которых не предусмотрено движком.</text:p>
          </table:table-cell>
        </table:table-row>
        <table:table-row table:style-name="ShipStruct-3_5f_01.1">
          <table:table-cell table:style-name="ShipStruct-3_5f_01.A10" office:value-type="float" office:value="12">
            <text:p text:style-name="P19">12</text:p>
          </table:table-cell>
          <table:table-cell table:style-name="ShipStruct-3_5f_01.A2" office:value-type="string">
            <text:p text:style-name="P19">Table(2)</text:p>
          </table:table-cell>
          <table:table-cell table:style-name="ShipStruct-3_5f_01.C2" office:value-type="string">
            <text:p text:style-name="P22"><text:span text:style-name="T5">ProgData. </text:span>Таблица параметров программ.</text:p>
          </table:table-cell>
        </table:table-row>
      </table:table>
      <text:p text:style-name="Text_20_body"/>
      <text:p text:style-name="P13">Версия <text:span text:style-name="T5">3.02</text:span></text:p>
      <text:p text:style-name="P7">Добавлены два новых поля: Таблица спецрезерва и Таблица параметров программ.</text:p>
      <text:h text:style-name="Heading_20_2" text:outline-level="2"><text:bookmark-start text:name="__RefHeading__975_1173807053"/>ShipTemplateStruct — Шаблон корабля<text:bookmark-end text:name="__RefHeading__975_1173807053"/></text:h>
      <text:p text:style-name="Text_20_body">ShipTemplateStruct используется для представления шаблона, по которому оборудуются корабли.</text:p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ext:soft-page-break/>
          <table:table-row table:style-name="ShipTemplate-3_5f_02.1">
            <table:table-cell table:style-name="ShipTemplate-3_5f_02.A1" office:value-type="string">
              <text:p text:style-name="Table_20_Heading">Индекс</text:p>
            </table:table-cell>
            <table:table-cell table:style-name="ShipTemplate-3_5f_02.A1" office:value-type="string">
              <text:p text:style-name="Table_20_Heading">Тип значения</text:p>
            </table:table-cell>
            <table:table-cell table:style-name="ShipTemplate-3_5f_02.C1" office:value-type="string">
              <text:p text:style-name="Table_20_Heading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Table_20_Contents">0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Table_20_Contents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2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Наименование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3</text:p>
          </table:table-cell>
          <table:table-cell table:style-name="ShipTemplate-3_5f_02.A2" office:value-type="string">
            <text:p text:style-name="Table_20_Contents">Ware</text:p>
          </table:table-cell>
          <table:table-cell table:style-name="ShipTemplate-3_5f_02.C2" office:value-type="string">
            <text:p text:style-name="Table_20_Contents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4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5</text:p>
          </table:table-cell>
          <table:table-cell table:style-name="ShipTemplate-3_5f_02.A2" office:value-type="string">
            <text:p text:style-name="P19">Bitfield</text:p>
          </table:table-cell>
          <table:table-cell table:style-name="ShipTemplate-3_5f_02.C2" office:value-type="string">
            <text:p text:style-name="Table_20_Contents">Флаги: 1 — использовать автопрыжок; 2- использовать 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6</text:p>
          </table:table-cell>
          <table:table-cell table:style-name="ShipTemplate-3_5f_02.A2" office:value-type="string">
            <text:p text:style-name="Table_20_Contents">Table(2 cols)</text:p>
          </table:table-cell>
          <table:table-cell table:style-name="ShipTemplate-3_5f_02.C2" office:value-type="string">
            <text:p text:style-name="Table_20_Contents">Таблица всех товаров корабля. В первой колонке указывается товар, во второй колонке — его количество на корабл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7</text:p>
          </table:table-cell>
          <table:table-cell table:style-name="ShipTemplate-3_5f_02.A2" office:value-type="string">
            <text:p text:style-name="Table_20_Contents">2DArray</text:p>
          </table:table-cell>
          <table:table-cell table:style-name="ShipTemplate-3_5f_02.C2" office:value-type="string">
            <text:p text:style-name="Table_20_Contents">Конфигурация оружия. Первый уровень - индекс турели; Второй — номер слота турели; Значение — тип установленного лазер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8</text:p>
          </table:table-cell>
          <table:table-cell table:style-name="ShipTemplate-3_5f_02.A2" office:value-type="string">
            <text:p text:style-name="Table_20_Contents">Array</text:p>
          </table:table-cell>
          <table:table-cell table:style-name="ShipTemplate-3_5f_02.C2" office:value-type="string">
            <text:p text:style-name="Table_20_Contents">Конфигурация щитов. Массив содержит список щитов, установленных в соответствующем слоте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9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ракет. В первой колонке — тип ракеты; во второй — количество ракет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0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боеприпасов. В первой колонки — тип боеприпасов; во второй — количество боеприпасов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1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Минимальная дальность автопрыжка (прыжк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2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Состояние щита для экстренного прыжка (процент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3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Резерв топлива под прыжковый двигатель (батарей шт.).</text:p>
          </table:table-cell>
        </table:table-row>
        <table:table-row table:style-name="ShipTemplate-3_5f_02.1">
          <table:table-cell table:style-name="ShipTemplate-3_5f_02.A16" office:value-type="float" office:value="14">
            <text:p text:style-name="Table_20_Contents">14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23">Спецрезерв</text:p>
          </table:table-cell>
        </table:table-row>
      </table:table>
      <text:p text:style-name="Text_20_body"/>
      <text:h text:style-name="Heading_20_2" text:outline-level="2"><text:bookmark-start text:name="__RefHeading__2971_216272226"/>StatStruct – <text:span text:style-name="T9">Статистика</text:span><text:bookmark-end text:name="__RefHeading__2971_216272226"/></text:h>
      <text:p text:style-name="P6">StatStruct – <text:span text:style-name="T9">это базовая структура, использующаяся для представления статистики о работе за некоторый период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4">Индекс</text:p>
            </table:table-cell>
            <table:table-cell table:style-name="Таблица1.A1" office:value-type="string">
              <text:p text:style-name="Table_20_Heading">Тип значения</text:p>
            </table:table-cell>
            <table:table-cell table:style-name="Таблица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9">0</text:p>
          </table:table-cell>
          <table:table-cell table:style-name="Таблица1.B2" office:value-type="string">
            <text:p text:style-name="P19">String</text:p>
          </table:table-cell>
          <table:table-cell table:style-name="Таблица1.C2" office:value-type="string">
            <text:p text:style-name="Table_20_Contents">Идентификатор типа структуры <text:span text:style-name="T5">«StatStruct-3.01»</text:span></text:p>
          </table:table-cell>
        </table:table-row>
        <table:table-row>
          <table:table-cell table:style-name="Таблица1.A2" office:value-type="float" office:value="1">
            <text:p text:style-name="P19">1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Временная метка (интерпретируется в зависимости от контекста)</text:p>
          </table:table-cell>
        </table:table-row>
        <table:table-row>
          <table:table-cell table:style-name="Таблица1.A2" office:value-type="float" office:value="2">
            <text:p text:style-name="P19">2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работы секунд</text:p>
          </table:table-cell>
        </table:table-row>
        <table:table-row>
          <table:table-cell table:style-name="Таблица1.A2" office:value-type="float" office:value="3">
            <text:p text:style-name="P19">3</text:p>
          </table:table-cell>
          <table:table-cell table:style-name="Таблица1.B2" office:value-type="string">
            <text:p text:style-name="P19">Int </text:p>
          </table:table-cell>
          <table:table-cell table:style-name="Таблица1.C2" office:value-type="string">
            <text:p text:style-name="Table_20_Contents">Общее время простоя секунд</text:p>
          </table:table-cell>
        </table:table-row>
        <table:table-row>
          <table:table-cell table:style-name="Таблица1.A2" office:value-type="float" office:value="4">
            <text:p text:style-name="P19">4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на закупках/загрузках секунд</text:p>
          </table:table-cell>
        </table:table-row>
        <text:soft-page-break/>
        <table:table-row>
          <table:table-cell table:style-name="Таблица1.A2" office:value-type="float" office:value="5">
            <text:p text:style-name="P19">5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на продажах/разгрузках секунд</text:p>
          </table:table-cell>
        </table:table-row>
        <table:table-row>
          <table:table-cell table:style-name="Таблица1.A2" office:value-type="float" office:value="6">
            <text:p text:style-name="P19">6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ожидания поставщика секунд</text:p>
          </table:table-cell>
        </table:table-row>
        <table:table-row>
          <table:table-cell table:style-name="Таблица1.A2" office:value-type="float" office:value="7">
            <text:p text:style-name="P19">7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ожидания потребителя секунд</text:p>
          </table:table-cell>
        </table:table-row>
        <table:table-row>
          <table:table-cell table:style-name="Таблица1.A2" office:value-type="float" office:value="8">
            <text:p text:style-name="P19">8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ая сумма закупки</text:p>
          </table:table-cell>
        </table:table-row>
        <table:table-row>
          <table:table-cell table:style-name="Таблица1.A2" office:value-type="float" office:value="9">
            <text:p text:style-name="P19">9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ая сумма продажи</text:p>
          </table:table-cell>
        </table:table-row>
        <table:table-row>
          <table:table-cell table:style-name="Таблица1.A2" office:value-type="float" office:value="10">
            <text:p text:style-name="P20">10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ие затраты на обслуживание</text:p>
          </table:table-cell>
        </table:table-row>
      </table:table>
      <text:p text:style-name="P7"/>
      <text:h text:style-name="Heading_20_2" text:outline-level="2"><text:bookmark-start text:name="__RefHeading__941_844476280"/>WareRatingStruct — Рейтинг товара<text:bookmark-end text:name="__RefHeading__941_844476280"/></text:h>
      <text:p text:style-name="Text_20_body">WareRatingStruct — это базовая структура, использующаяся для передачи информации о рейтинге товара в регионе. Используется подсистемами для передачи информации о ранжировании товаров, с целью выбора активного товара.</text:p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Table_20_Heading">Индекс</text:p>
            </table:table-cell>
            <table:table-cell table:style-name="WareRatingStruct-3_5f_01.A1" office:value-type="string">
              <text:p text:style-name="Table_20_Heading">Тип значения</text:p>
            </table:table-cell>
            <table:table-cell table:style-name="WareRatingStruct-3_5f_01.C1" office:value-type="string">
              <text:p text:style-name="Table_20_Heading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Table_20_Contents">0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1</text:p>
          </table:table-cell>
          <table:table-cell table:style-name="WareRatingStruct-3_5f_01.A2" office:value-type="string">
            <text:p text:style-name="Table_20_Contents">Ware</text:p>
          </table:table-cell>
          <table:table-cell table:style-name="WareRatingStruct-3_5f_01.C2" office:value-type="string">
            <text:p text:style-name="Table_20_Contents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2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3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4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5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6</text:p>
          </table:table-cell>
          <table:table-cell table:style-name="WareRatingStruct-3_5f_01.A2" office:value-type="string">
            <text:p text:style-name="P16">Int</text:p>
          </table:table-cell>
          <table:table-cell table:style-name="WareRatingStruct-3_5f_01.C2" office:value-type="string">
            <text:p text:style-name="Table_20_Contents">Рейтинг пункт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7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Text_20_body"/>
      <text:h text:style-name="Heading_20_2" text:outline-level="2"><text:bookmark-start text:name="__RefHeading__922_844476280"/>WareStruct — Параметры товара<text:bookmark-end text:name="__RefHeading__922_844476280"/></text:h>
      <text:p text:style-name="Text_20_body">WareStruct — это базовая структура, хранящая параметры работы с отдельным товаром.</text:p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Table_20_Heading">Индекс</text:p>
            </table:table-cell>
            <table:table-cell table:style-name="WareStruct-3_5f_01.B1" office:value-type="string">
              <text:p text:style-name="Table_20_Heading">Тип значения</text:p>
            </table:table-cell>
            <table:table-cell table:style-name="WareStruct-3_5f_01.C1" office:value-type="string">
              <text:p text:style-name="Table_20_Heading">Описание</text:p>
            </table:table-cell>
          </table:table-row>
        </table:table-header-rows>
        <table:table-row table:style-name="WareStruct-3_5f_01.1">
          <table:table-cell table:style-name="WareStruct-3_5f_01.A2" office:value-type="string">
            <text:p text:style-name="Table_20_Contents">0</text:p>
          </table:table-cell>
          <table:table-cell table:style-name="WareStruct-3_5f_01.A2" office:value-type="string">
            <text:p text:style-name="Table_20_Contents">String</text:p>
          </table:table-cell>
          <table:table-cell table:style-name="WareStruct-3_5f_01.C2" office:value-type="string">
            <text:p text:style-name="Table_20_Contents">Идентификатор типа структуры строка «WareStruct-3.0<text:span text:style-name="T5">2</text:span>». 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1</text:p>
          </table:table-cell>
          <table:table-cell table:style-name="WareStruct-3_5f_01.A2" office:value-type="string">
            <text:p text:style-name="Table_20_Contents">Ware</text:p>
          </table:table-cell>
          <table:table-cell table:style-name="WareStruct-3_5f_01.C2" office:value-type="string">
            <text:p text:style-name="Table_20_Contents"><text:span text:style-name="T5">Ware. </text:span>Товар.</text:p>
          </table:table-cell>
        </table:table-row>
        <table:table-row table:style-name="WareStruct-3_5f_01.1">
          <table:table-cell table:style-name="WareStruct-3_5f_01.A4" office:value-type="string">
            <text:p text:style-name="Table_20_Contents">2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BuyPrice. </text:span><text:span text:style-name="T9">Максимальная з</text:span>акупочная цена. Null — закупка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3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SellPrice. </text:span>Минимальная цена реализации. Null — реализация отключена.</text:p>
          </table:table-cell>
        </table:table-row>
        <text:soft-page-break/>
        <table:table-row table:style-name="WareStruct-3_5f_01.1">
          <table:table-cell table:style-name="WareStruct-3_5f_01.A2" office:value-type="string">
            <text:p text:style-name="Table_20_Contents">4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Buy. </text:span>Корабельный лимит минимальной партии для покупки. Любые сделки на покупку меньше этого количества будут отклонены. <text:span text:style-name="T1">Если места в трюме нет места для загрузки этого объема, то сделка не состоится </text:span><text:span text:style-name="T2">(</text:span><text:span text:style-name="T3">это описание подходит для РП)</text:span><text:span text:style-name="T1">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5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Sell. </text:span>Корабельный лимит минимальной партии для продажи. Любые сделки на продажу меньше этого количества будут отклонены. <text:span text:style-name="T1">Если в трюме товара меньше указанного объема, то сделка не состоится (это описание для РП)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6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6"><text:span text:style-name="T5">SellerStorageMinLimit. </text:span>Проверка минимальной заполненности склада поставщика. Если склад поставщика заполнен менее, чем на указанный объем, сделка не состоится. Null — отключен. Положительное - % от склада поставщика. Отрицательное — в штуках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7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8"><text:span text:style-name="T5">BuyerStorageMaxLimit. </text:span>Проверка максимальной заполненности склада покупателя. Если склад покупателя заполнен более, чем на указанный объем, сделка не состоится. Null — отключен. Положительное - % от склада покупателя. Отрицательное — в штуках.</text:p>
          </table:table-cell>
        </table:table-row>
        <table:table-row table:style-name="WareStruct-3_5f_01.1">
          <table:table-cell table:style-name="WareStruct-3_5f_01.A10" office:value-type="float" office:value="8">
            <text:p text:style-name="P19">8</text:p>
          </table:table-cell>
          <table:table-cell table:style-name="WareStruct-3_5f_01.A2" office:value-type="string">
            <text:p text:style-name="P19">Int or null</text:p>
          </table:table-cell>
          <table:table-cell table:style-name="WareStruct-3_5f_01.C2" office:value-type="string">
            <text:p text:style-name="P21"><text:span text:style-name="T5">Ware Amount Limit. </text:span>Товарный лимит корабля. <text:span text:style-name="T5">Null – </text:span>отключен. Положительное - <text:span text:style-name="T5">% </text:span>от общего <text:span text:style-name="T5">WAL </text:span>корабля. Отрицательное — в штуках.</text:p>
          </table:table-cell>
        </table:table-row>
      </table:table>
      <text:p text:style-name="Text_20_body">* <text:span text:style-name="T9">См. Параграф Товарный лимит трюма</text:span></text:p>
      <text:p text:style-name="P8">Версия 3.<text:span text:style-name="T5">02</text:span></text:p>
      <text:p text:style-name="P7">Добавлено поле Товарный лимит корабля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Text_20_body">WorkspaceStruct — это базовая структура, хранящая параметры рабочей области корабля.</text:p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Table_20_Heading">Индекс</text:p>
            </table:table-cell>
            <table:table-cell table:style-name="WorkspaceStruct-3_5f_01.A1" office:value-type="string">
              <text:p text:style-name="Table_20_Heading">Тип значения</text:p>
            </table:table-cell>
            <table:table-cell table:style-name="WorkspaceStruct-3_5f_01.C1" office:value-type="string">
              <text:p text:style-name="Table_20_Heading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Table_20_Contents">0</text:p>
          </table:table-cell>
          <table:table-cell table:style-name="WorkspaceStruct-3_5f_01.A2" office:value-type="string">
            <text:p text:style-name="Table_20_Contents">String</text:p>
          </table:table-cell>
          <table:table-cell table:style-name="WorkspaceStruct-3_5f_01.C2" office:value-type="string">
            <text:p text:style-name="Table_20_Contents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1</text:p>
          </table:table-cell>
          <table:table-cell table:style-name="WorkspaceStruct-3_5f_01.A2" office:value-type="string">
            <text:p text:style-name="Table_20_Contents">Sector</text:p>
          </table:table-cell>
          <table:table-cell table:style-name="WorkspaceStruct-3_5f_01.C2" office:value-type="string">
            <text:p text:style-name="Table_20_Contents">Центральный сектор области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2</text:p>
          </table:table-cell>
          <table:table-cell table:style-name="WorkspaceStruct-3_5f_01.A2" office:value-type="string">
            <text:p text:style-name="Table_20_Contents">Int</text:p>
          </table:table-cell>
          <table:table-cell table:style-name="WorkspaceStruct-3_5f_01.C2" office:value-type="string">
            <text:p text:style-name="Table_20_Contents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3</text:p>
          </table:table-cell>
          <table:table-cell table:style-name="WorkspaceStruct-3_5f_01.A2" office:value-type="string">
            <text:p text:style-name="P19">Bitfield</text:p>
          </table:table-cell>
          <table:table-cell table:style-name="WorkspaceStruct-3_5f_01.C2" office:value-type="string">
            <text:p text:style-name="Table_20_Contents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4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дополнительных секторов.</text:p>
          </table:table-cell>
        </table:table-row>
        <text:soft-page-break/>
        <table:table-row table:style-name="WorkspaceStruct-3_5f_01.1">
          <table:table-cell table:style-name="WorkspaceStruct-3_5f_01.A2" office:value-type="string">
            <text:p text:style-name="Table_20_Contents">5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6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7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8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Text_20_body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Text_20_body">Не зависимо от запущенной программы, все корабли под управлением T2-Droid имеют общий обработчик SIGNAL_ATTACKED. 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p>
      <text:p text:style-name="Text_20_body">T2-Droid позволяет игроку самому определять область, в которой будет работать корабль. В том числе это может быть работа на вражеской территории. В связи с этим, вражеские корабли, <text:s/>находящиеся в зоне видимости радара корабля, не рассматриваются в качестве нападающих, а механизм спасения корабля включается только в случае реального обстрела. </text:p>
      <text:p text:style-name="Text_20_body">В случае нападения, включается режим тревоги и программа пытается увести корабль в безопасную точку (далее Safe Spot — SP). Безопасные точки можно подразделить на два типа:</text:p>
      <text:list xml:id="list7228344698511212611" text:style-name="L1">
        <text:list-item>
          <text:p text:style-name="P38">SP1 - Корабль скрылся на станции</text:p>
        </text:list-item>
        <text:list-item>
          <text:p text:style-name="P38">SP2 - Корабль находится в космосе, так как нет доступных станций для стыковки. 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p>
        </text:list-item>
      </text:list>
      <text:p text:style-name="Text_20_body">В случае, если корабль скрылся на станции, самым безопасным будет оставаться на станции. 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p>
      <text:p text:style-name="Text_20_body"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<text:soft-page-break/>от атаки и другие меры, повышающие шанс на выживание. </text:p>
      <text:h text:style-name="Heading_20_3" text:outline-level="3"><text:bookmark-start text:name="__RefHeading__1227_1613864034"/>Версия 3.02<text:bookmark-end text:name="__RefHeading__1227_1613864034"/></text:h>
      <text:p text:style-name="Text_20_body">Для версии 3.02 приоритетным является скорость разработки. В связи с этим, данная версия содержит упрощенную логику. В качестве базовой модели поведения рассматривается попытка увести корабль в соседний сектор с помощью Прыжкового Двигателя.</text:p>
      <text:p text:style-name="Text_20_body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able:table-row>
            <table:table-cell table:style-name="SignalAttackedLogicStates.A1" office:value-type="string">
              <text:p text:style-name="Table_20_Heading">Код</text:p>
            </table:table-cell>
            <table:table-cell table:style-name="SignalAttackedLogicStates.A1" office:value-type="string">
              <text:p text:style-name="Table_20_Heading">Вероятность выживания</text:p>
            </table:table-cell>
            <table:table-cell table:style-name="SignalAttackedLogicStates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19">Last Chance</text:p>
          </table:table-cell>
          <table:table-cell table:style-name="SignalAttackedLogicStates.A2" office:value-type="string">
            <text:p text:style-name="Table_20_Contents">Крайне низкая</text:p>
          </table:table-cell>
          <table:table-cell table:style-name="SignalAttackedLogicStates.C2" office:value-type="string">
            <text:p text:style-name="Table_20_Contents">Последний шанс. Кораблю некуда бежать.</text:p>
          </table:table-cell>
        </table:table-row>
        <table:table-row>
          <table:table-cell table:style-name="SignalAttackedLogicStates.A2" office:value-type="string">
            <text:p text:style-name="P19">Move Locally</text:p>
          </table:table-cell>
          <table:table-cell table:style-name="SignalAttackedLogicStates.A2" office:value-type="string">
            <text:p text:style-name="P20">Низкая</text:p>
          </table:table-cell>
          <table:table-cell table:style-name="SignalAttackedLogicStates.C2" office:value-type="string">
            <text:p text:style-name="Table_20_Contents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19">Jump Next</text:p>
          </table:table-cell>
          <table:table-cell table:style-name="SignalAttackedLogicStates.A2" office:value-type="string">
            <text:p text:style-name="Table_20_Contents">Высокая</text:p>
          </table:table-cell>
          <table:table-cell table:style-name="SignalAttackedLogicStates.C2" office:value-type="string">
            <text:p text:style-name="Table_20_Contents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19">Next Sector</text:p>
          </table:table-cell>
          <table:table-cell table:style-name="SignalAttackedLogicStates.A2" office:value-type="string">
            <text:p text:style-name="Table_20_Contents">Средняя</text:p>
          </table:table-cell>
          <table:table-cell table:style-name="SignalAttackedLogicStates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9">Основная задача</text:span> заключается в поиске наиболее подходящего укрытия и попытке его достичь. Если найти подходящее укрытие не удалось, то осуществляется переход в состояние Последний шанс. Далее рассматриваются <text:span text:style-name="T9">ключевые</text:span> <text:span text:style-name="T9">моменты алгоритма</text:span>.</text:p>
      <text:h text:style-name="Heading_20_3" text:outline-level="3"><text:bookmark-start text:name="__RefHeading___Toc2192_265672554"/><text:span text:style-name="T9">З</text:span><text:span text:style-name="T9">ащитный маневр</text:span><text:bookmark-end text:name="__RefHeading___Toc2192_265672554"/></text:h>
      <text:p text:style-name="P5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Text_20_body"><text:span text:style-name="T9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9">ему </text:span><text:span text:style-name="T9">будет практически невозможно, так как </text:span><text:span text:style-name="T9">для возвращения на курс будет уходить слишком много времени. </text:span><text:span text:style-name="T9">В связи с этим, необходимо выполнять дополнительную фильтрацию входящих сигналов по </text:span><text:span text:style-name="T9">некоторым условиям</text:span><text:span text:style-name="T9">.</text:span></text:p>
      <text:p text:style-name="Text_20_body"><text:span text:style-name="T9">К</text:span><text:span text:style-name="T9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9">По этому придется использовать некое усредненное значение — </text:span><text:span text:style-name="T9">3</text:span><text:span text:style-name="T5"> </text:span><text:span text:style-name="T9">об./мин., </text:span><text:span text:style-name="T9">что характерно для кораблей класса </text:span><text:span text:style-name="T5">TS.</text:span><text:span text:style-name="T9"> </text:span><text:span text:style-name="T9">Что бы развернуться в противоположную сторону такому кораблю понадобится </text:span><text:span text:style-name="T5">20</text:span><text:span text:style-name="T9"> секунд. </text:span><text:span text:style-name="T9">Так же нам известна максимальная продолжительность маневра </text:span><text:span text:style-name="T9">уклонения, которая составляет 10 секунд. </text:span><text:span text:style-name="T9">Это значит, что за время маневра корабль отклонится от курса максимум на </text:span><text:span text:style-name="T9">5</text:span><text:span text:style-name="T5">0</text:span><text:span text:style-name="T5">%. </text:span><text:span text:style-name="T9">Если игнорировать сигналы, полученные в период 15 секунд после последнего маневра, кораблю хватит времени вернуться на курс и еще останется немного </text:span><text:soft-page-break/><text:span text:style-name="T9">времени что бы следовать установленным курсом.</text:span><text:span text:style-name="T9"> </text:span><text:span text:style-name="T9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9">К</text:span><text:span text:style-name="T9">онтрольная зона </text:span><text:span text:style-name="T9">и статус агрессора</text:span><text:bookmark-end text:name="__RefHeading___Toc2194_265672554"/></text:h>
      <text:p text:style-name="P3"><text:span text:style-name="T9">Контрольная зона — это область</text:span><text:span text:style-name="T9">, которая </text:span><text:span text:style-name="T9">просматривается программой </text:span><text:span text:style-name="T9">для</text:span><text:span text:style-name="T9"> определения статуса агрессора. В данной версии контрольная зона </text:span><text:span text:style-name="T9">определяется текущим сектором и всеми смежными с ним секторами. Когда корабль находится на точке </text:span><text:span text:style-name="T5">SP1,</text:span><text:span text:style-name="T9"> </text:span><text:span text:style-name="T9">начал двигаться</text:span><text:span text:style-name="T9"> </text:span><text:span text:style-name="T9">к точке </text:span><text:span text:style-name="T5">SP2 </text:span><text:span text:style-name="T9">или уже находится на ней</text:span><text:span text:style-name="T5">, </text:span><text:span text:style-name="T9">программа</text:span><text:span text:style-name="T9"> ожидает изменение статуса агрессора. </text:span><text:span text:style-name="T9">Если агрессор уничтожен или покинул контрольную зону, режим тревоги снимается </text:span><text:span text:style-name="T9">и корабль возвращается к предыдущему заданию</text:span><text:span text:style-name="T9">.</text:span></text:p>
      <text:p text:style-name="P4"><text:span text:style-name="T9">Когда</text:span><text:span text:style-name="T9"> корабль начинает уходить на точку </text:span><text:span text:style-name="T5">SP2, </text:span><text:span text:style-name="T9">то он </text:span><text:span text:style-name="T9">потенциально остается под угрозой, которая может исходить от нового агрессора. В случае </text:span><text:span text:style-name="T9">регистрации нового нападения</text:span><text:span text:style-name="T9">, программа</text:span><text:span text:style-name="T9"> перезапус</text:span><text:span text:style-name="T9">кает</text:span><text:span text:style-name="T9"> процедуру бегства </text:span><text:span text:style-name="T9">для</text:span><text:span text:style-name="T9"> </text:span><text:span text:style-name="T9">нового агрессора</text:span><text:span text:style-name="T9">.</text:span></text:p>
      <text:h text:style-name="Heading_20_3" text:outline-level="3"><text:bookmark-start text:name="__RefHeading___Toc2196_265672554"/>Соседний сектор <text:span text:style-name="T5">(Next Sector)</text:span><text:bookmark-end text:name="__RefHeading___Toc2196_265672554"/></text:h>
      <text:p text:style-name="Text_20_body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text:span text:style-name="T5">SP1 </text:span><text:span text:style-name="T9">или </text:span><text:span text:style-name="T5">SP2</text:span>.</text:p>
      <text:h text:style-name="Heading_20_3" text:outline-level="3"><text:bookmark-start text:name="__RefHeading___Toc2198_265672554"/>Последний шанс <text:span text:style-name="T5">(Last Chance)</text:span><text:bookmark-end text:name="__RefHeading___Toc2198_265672554"/></text:h>
      <text:p text:style-name="Table_20_Contents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9">При входе в состояние корабль пытается выпустить повышенное количество дронов, что бы отвлечь </text:span><text:span text:style-name="T9">внимание </text:span><text:span text:style-name="T9">нападающего.</text:span></text:p>
      <text:p text:style-name="P20"/>
      <text:p text:style-name="Table_20_Contents"><text:span text:style-name="T9">Е</text:span><text:span text:style-name="T9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5">SP2. </text:span><text:span text:style-name="T9">В такой ситуации допускается перезапуск программы в случае новой атаки.</text:span></text:p>
      <text:p text:style-name="Table_20_Contents"/>
      <text:h text:style-name="Heading_20_3" text:outline-level="3"><text:bookmark-start text:name="__RefHeading___Toc2200_265672554"/>Прыжок в соседний сектор недоступен <text:span text:style-name="T5">(Move Locally)</text:span><text:bookmark-end text:name="__RefHeading___Toc2200_265672554"/></text:h>
      <text:p text:style-name="Table_20_Contents"/>
      <text:p text:style-name="Table_20_Contents">В данном случае стратегия поведения 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p>
      <text:p text:style-name="Table_20_Contents"/>
      <text:h text:style-name="Heading_20_3" text:outline-level="3"><text:bookmark-start text:name="__RefHeading___Toc2202_265672554"/>Доступен прыжок в соседний сектор <text:span text:style-name="T5">(Jump Next)</text:span><text:bookmark-end text:name="__RefHeading___Toc2202_265672554"/></text:h>
      <text:p text:style-name="Table_20_Contents"/>
      <text:p text:style-name="Table_20_Contents"><text:soft-page-break/>Это самая благоприятная с точки зрения выживания ситуация.</text:p>
      <text:p text:style-name="Table_20_Contents"/>
      <text:p text:style-name="Table_20_Contents">Если корабль следует по маршруту в другой сектор (назначение корабля в другом секторе), <text:span text:style-name="T9">осуществляется попытка выполнить прыжок к </text:span><text:span text:style-name="T9">случайным</text:span> вратам следующего сектора <text:span text:style-name="T9">на маршруте</text:span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p>
      <text:p text:style-name="P20"/>
      <text:p text:style-name="Table_20_Contents"><text:span text:style-name="T9">Если предыдущий этап не удался, </text:span><text:span text:style-name="T9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9">Секторы сортируются по количеству станций, доступных для стыковки - секторы с большим количеством станций считаются безопаснее и им отдается приоритет.</text:span></text:p>
      <text:p text:style-name="Table_20_Contents"/>
      <text:p text:style-name="Table_20_Contents">Если прыгнуть в соседний сектор по каким-то причинам не удалось<text:span text:style-name="T5">, </text:span><text:span text:style-name="T9">то </text:span><text:span text:style-name="T9">программа переходит к фазе Прыжок в соседний сектор недоступен.</text:span></text:p>
      <text:p text:style-name="Table_20_Contents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Text_20_body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892943002155780159" text:style-name="L2">
        <text:list-item>
          <text:p text:style-name="P30"><text:span text:style-name="T13">isSP2</text:span> – <text:span text:style-name="T9">указывает, что корабль на пути к точке </text:span>SP2 <text:span text:style-name="T9">или </text:span><text:span text:style-name="T9">находится </text:span><text:span text:style-name="T9">на ней.</text:span> <text:span text:style-name="T9">Выставляется</text:span><text:span text:style-name="T9"> в момент начал</text:span><text:span text:style-name="T9">а</text:span><text:span text:style-name="T9"> </text:span><text:span text:style-name="T9">следования к</text:span><text:span text:style-name="T9"> точк</text:span><text:span text:style-name="T9">е</text:span><text:span text:style-name="T9"> </text:span>SP2. <text:span text:style-name="T9">Сбрасывается каждый раз при входе в </text:span><text:span text:style-name="T9">первичную</text:span><text:span text:style-name="T9"> фазу (</text:span>initial phase, <text:span text:style-name="T9">первичный анализ ситуации) </text:span><text:span text:style-name="T9">и </text:span><text:span text:style-name="T9">выходе из нее</text:span><text:span text:style-name="T9">. Используется анализатором повторных сигналов для перезапуска </text:span><text:span text:style-name="T9">программы </text:span><text:span text:style-name="T9">с целью</text:span><text:span text:style-name="T9"> обработки нового, </text:span><text:span text:style-name="T9">более приоритетного</text:span><text:span text:style-name="T9"> агрессора</text:span><text:span text:style-name="T9">. </text:span></text:p>
        </text:list-item>
        <text:list-item>
          <text:p text:style-name="P30"><text:span text:style-name="T13">InitialPhase</text:span> – <text:span text:style-name="T9">целочисленный код состояния, с которого требуется начать работу при входе в </text:span><text:span text:style-name="T9">первичную</text:span><text:span text:style-name="T9"> фазу. Сбрасывается сразу после получения в начале </text:span><text:span text:style-name="T9">первичной</text:span><text:span text:style-name="T9"> фазы. Используется в целях </text:span><text:span text:style-name="T9">тестирования</text:span><text:span text:style-name="T9">.</text:span></text:p>
        </text:list-item>
        <text:list-item>
          <text:p text:style-name="P30"><text:span text:style-name="T13">RestartForAttacker</text:span> – <text:span text:style-name="T9">указывает на нового агрессора </text:span><text:span text:style-name="T9">и необходимость перезапуска программы</text:span><text:span text:style-name="T9">.</text:span><text:span text:style-name="T9"> </text:span><text:span text:style-name="T9">Выставляется анализатором повторных сигналов. </text:span><text:span text:style-name="T9">Сбрасывается </text:span><text:span text:style-name="T9">при </text:span><text:span text:style-name="T9">возврате на уровень управления</text:span><text:span text:style-name="T9"> </text:span><text:span text:style-name="T9">режим</text:span><text:span text:style-name="T9">ом</text:span><text:span text:style-name="T9"> тревоги </text:span><text:span text:style-name="T9">верхнего уровня</text:span><text:span text:style-name="T9">.</text:span></text:p>
        </text:list-item>
        <text:list-item>
          <text:p text:style-name="P30">LastDefTime – <text:span text:style-name="T9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20"/>
      <text:p text:style-name="P20">При доступе к переменным корабля, имя каждой переменной предваряется префиксом «<text:span text:style-name="T5">wwsl.T2.attacked.</text:span>»</text:p>
      <text:p text:style-name="P20"/>
      <text:h text:style-name="Heading_20_3" text:outline-level="3"><text:bookmark-start text:name="__RefHeading___Toc2206_265672554"/><text:span text:style-name="T9">А</text:span><text:span text:style-name="T9">лгоритм перезапуска для нового агрессора</text:span><text:bookmark-end text:name="__RefHeading___Toc2206_265672554"/></text:h>
      <text:p text:style-name="P19"><text:span text:style-name="T9">Данная процедура имеет смысл при движении к точке </text:span>SP2 <text:span text:style-name="T9">или нахождении на ней. </text:span><text:span text:style-name="T9">Если в этом состоянии произошло повторное нападение, шансы корабля на выживание </text:span><text:span text:style-name="T9">будут выше, если повторно выполнить анализ ситуации </text:span><text:span text:style-name="T9">с самого начала</text:span><text:span text:style-name="T9">. Если на борту есть топливо, то перезапуск программы позволит совершить еще один прыжок в соседний сектор, в котором ситуация может быть </text:span><text:span text:style-name="T9">более благоприятной</text:span><text:span text:style-name="T9">.</text:span></text:p>
      <text:p text:style-name="P19"/>
      <text:p text:style-name="P20">Анализатор повторных сигналов проверяет значение переменной <text:span text:style-name="T6">isSP2</text:span><text:span text:style-name="T5">. </text:span>Если она установлена, <text:soft-page-break/>значит корабль был атакован в момент следования или нахождения на точке <text:span text:style-name="T5">SP2. </text:span>Независимо от того, была ли атака произведена прежним агрессором или новым, анализатор повторных сигналов выставляет значение <text:span text:style-name="T6">RestartForAttacker</text:span><text:span text:style-name="T5"> </text:span>и завершает свою работу. Если же корабль не в режиме следования к <text:span text:style-name="T5">SP2, </text:span>то анализатор выполняет стандартное защитное действие.</text:p>
      <text:p text:style-name="P20"/>
      <text:p text:style-name="P19"><text:span text:style-name="T9">П</text:span><text:span text:style-name="T9">еременная </text:span><text:span text:style-name="T13">RestartForAttacker</text:span> <text:span text:style-name="T9">проверяется в цикле следования к </text:span>SP2 <text:span text:style-name="T9">и в процессе ожидания на точке </text:span>SP2. Н<text:span text:style-name="T9">а каждо</text:span><text:span text:style-name="T9">й</text:span><text:span text:style-name="T9"> </text:span><text:span text:style-name="T9">итерации</text:span><text:span text:style-name="T9"> выполняется проверка необходимости перезапуска. Если </text:span><text:span text:style-name="T13">RestartForAttacker</text:span> <text:span text:style-name="T9">установлена, то выполняется завершение работы </text:span><text:span text:style-name="T9">данного этапа</text:span><text:span text:style-name="T9">. </text:span><text:span text:style-name="T9">В</text:span><text:span text:style-name="T9">ыход из </text:span><text:span text:style-name="T9">этой </text:span><text:span text:style-name="T9">процедуры </text:span><text:span text:style-name="T9">ведет</text:span><text:span text:style-name="T9"> к возврату на уровень управления режимом тревоги, </text:span><text:span text:style-name="T9">где повторно выполняется анализ </text:span><text:span text:style-name="T13">RestartForAttacker</text:span>. <text:span text:style-name="T9">В случае необходимости перезапуска, выполняется повторный вход в фазу первичного анализа.</text:span></text:p>
      <text:p text:style-name="Table_20_Contents"/>
      <text:h text:style-name="Heading_20_3" text:outline-level="3"><text:bookmark-start text:name="__RefHeading___Toc2208_265672554"/>Тест-кейсы<text:bookmark-end text:name="__RefHeading___Toc2208_265672554"/></text:h>
      <text:list xml:id="list8777635262242311818" text:style-name="L3">
        <text:list-item>
          <text:p text:style-name="P33">Case: LAST.CHANCE, <text:span text:style-name="T9">нахождение на точке </text:span>SP2. <text:span text:style-name="T9">Новая атака. Результат: рестарт программы.</text:span></text:p>
        </text:list-item>
        <text:list-item>
          <text:p text:style-name="P33">Case: LAST.CHANCE, <text:span text:style-name="T9">агрессор покинул сектор. </text:span><text:span text:style-name="T9">Результат: завершение работы.</text:span></text:p>
        </text:list-item>
        <text:list-item>
          <text:p text:style-name="P33">Case: LAST.CHANCE, <text:span text:style-name="T9">удалось оторваться от агрессора на расстояние 60км. Результат: переход в режим точки </text:span>SP2.<text:span text:style-name="T9"> </text:span></text:p>
        </text:list-item>
        <text:list-item>
          <text:p text:style-name="P33">Case: NEXT.SECTOR, <text:span text:style-name="T9">а</text:span><text:span text:style-name="T9">грессор больше</text:span><text:span text:style-name="T9"> не существует </text:span><text:span text:style-name="T9">или покинул зону контроля</text:span><text:span text:style-name="T9">. Результат: завершение работы.</text:span></text:p>
        </text:list-item>
        <text:list-item>
          <text:p text:style-name="P33">Case: NEXT.SECTOR, <text:span text:style-name="T9">текущий сектор на маршруте является сектором назначения. Результат: завершение работы.</text:span></text:p>
        </text:list-item>
        <text:list-item>
          <text:p text:style-name="P33">Case: NEXT.SECTOR, <text:span text:style-name="T9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33">Case: NEXT.SECTOR, <text:span text:style-name="T9">текущий сектор </text:span><text:span text:style-name="T9">в стороне от</text:span><text:span text:style-name="T9"> маршрута. Найдена станция </text:span>SP1. <text:span text:style-name="T9">Результат: стыковка с </text:span>SP1 <text:span text:style-name="T9">и ожидание </text:span><text:span text:style-name="T9">изменение статуса агрессора</text:span>.</text:p>
        </text:list-item>
        <text:list-item>
          <text:p text:style-name="P33">Case: NEXT.SECTOR, <text:s/><text:span text:style-name="T9">агрессор в текущем секторе. </text:span><text:span text:style-name="T9">Найдена станция </text:span>SP1. <text:span text:style-name="T9">Результат: стыковка с </text:span>SP1 <text:span text:style-name="T9">и ожидание изменения статуса агрессора. </text:span></text:p>
        </text:list-item>
        <text:list-item>
          <text:p text:style-name="P35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Найдена станция </text:span>SP1, <text:span text:style-name="T9">но она уничтожена во время подлета. Результат: </text:span><text:span text:style-name="T9">переход в фазу </text:span>LAST.CHANCE<text:span text:style-name="T9">.</text:span></text:p>
        </text:list-item>
        <text:list-item>
          <text:p text:style-name="P35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</text:span><text:span text:style-name="T9">В секторе нет станций и врат. Н</text:span><text:span text:style-name="T9">е удается найти точ</text:span><text:span text:style-name="T9">ку </text:span><text:span text:style-name="T9">SP2</text:span>. <text:span text:style-name="T9">Результат: переход в фазу </text:span>LAST.CHANCE.</text:p>
        </text:list-item>
        <text:list-item>
          <text:p text:style-name="P33">Case: NEXT.SECTOR, <text:span text:style-name="T9">точка </text:span>SP2 <text:span text:style-name="T9">рассчитана. </text:span><text:span text:style-name="T9">Результат: корабль уходит на </text:span>SP2 <text:span text:style-name="T9">и ожидает смену статуса агрессора.</text:span></text:p>
        </text:list-item>
        <text:list-item>
          <text:p text:style-name="P33">Case: NEXT.SECTOR, <text:span text:style-name="T9">уход на точку </text:span>SP2. <text:span text:style-name="T9">Новая атака во время ухода. Результат: рестарт программы.</text:span></text:p>
        </text:list-item>
        <text:list-item>
          <text:p text:style-name="P31"><text:span text:style-name="T11">Case: NEXT.SECTOR, </text:span><text:span text:style-name="T12">нахождение на точке </text:span><text:span text:style-name="T11">SP2. </text:span><text:span text:style-name="T12">Новая атака. Результат: рестарт программы.</text:span></text:p>
        </text:list-item>
        <text:list-item>
          <text:p text:style-name="P33"><text:soft-page-break/>Case: MOVE.LOCALLY, <text:span text:style-name="T9">ближайший </text:span>объект<text:span text:style-name="T9"> — врата. Результат: корабль следует в соседний сектор через ближайшие врата</text:span><text:span text:style-name="T9">, после чего переходит в фазу </text:span>NEXT.SECTOR.</text:p>
        </text:list-item>
        <text:list-item>
          <text:p text:style-name="P35">Case: MOVE.LOCALLY, <text:span text:style-name="T9">ближайший </text:span>объект<text:span text:style-name="T9"> — врата. </text:span><text:span text:style-name="T9">Врата уничтожены в процессе следования к ним корабля.</text:span><text:span text:style-name="T9"> Результат: </text:span><text:span text:style-name="T9">переход</text:span><text:span text:style-name="T9"> в фазу </text:span><text:span text:style-name="T9">L</text:span>AST.CHANCE.</text:p>
        </text:list-item>
        <text:list-item>
          <text:p text:style-name="P33">Case: MOVE.LOCALLY, <text:span text:style-name="T9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35"><text:span text:style-name="T9">C</text:span><text:span text:style-name="T9">ase: MOVE.LOCALLY, ближайший объект — станция. </text:span><text:span text:style-name="T9">Станция уничтожена в процессе следования к ней корабля. </text:span><text:span text:style-name="T9">Результат: </text:span><text:span text:style-name="T9">переход в фазу </text:span>LAST.CHANCE<text:span text:style-name="T9">.</text:span></text:p>
        </text:list-item>
        <text:list-item>
          <text:p text:style-name="P35">Case: MOVE.LOCALLY, <text:span text:style-name="T9">не найдены ни врата, ни станция. Результат: переход в фазу </text:span>LAST.CHANCE.</text:p>
        </text:list-item>
        <text:list-item>
          <text:p text:style-name="P35">Case: JUMP.NEXT, <text:span text:style-name="T9">не установлен ПД. Результат: переход в фазу </text:span>MOVE.LOCALLY.</text:p>
        </text:list-item>
        <text:list-item>
          <text:p text:style-name="P35">Case: JUMP.NEXT, <text:span text:style-name="T9">недостаточно топлива для прыжка. Результат: переход в фазу </text:span>MOVE.LOCALLY.</text:p>
        </text:list-item>
        <text:list-item>
          <text:p text:style-name="P33">Case: JUMP.NEXT, <text:span text:style-name="T9">корабль на маршруте в другой сектор. Результат: выполняется прыжок к </text:span><text:span text:style-name="T9">случайным</text:span><text:span text:style-name="T9"> вр</text:span><text:span text:style-name="T9">а</text:span><text:span text:style-name="T9">там следующе</text:span><text:span text:style-name="T9">го</text:span><text:span text:style-name="T9"> сектор</text:span><text:span text:style-name="T9">а</text:span><text:span text:style-name="T9"> на маршруте, после чего выполняется переход в фазу </text:span>NEXT.SECTOR.</text:p>
        </text:list-item>
        <text:list-item>
          <text:p text:style-name="P33">Case: JUMP.NEXT, <text:span text:style-name="T9">прыгнуть в следующий сектор на маршруте не удалось (нет прыжковых врат или находится в секторе назначения). Осуществляется прыжок в </text:span><text:span text:style-name="T9">соседний сектор </text:span><text:span text:style-name="T9">с большим количеством</text:span><text:span text:style-name="T9"> станци</text:span><text:span text:style-name="T9">й</text:span><text:span text:style-name="T9">. Результат: стыковка со станцией и ожидание изменения статуса агрессора.</text:span></text:p>
        </text:list-item>
        <text:list-item>
          <text:p text:style-name="P33">Case: JUMP.NEXT, <text:span text:style-name="T9">прыгнуть </text:span><text:span text:style-name="T9">по маршруту не удалось</text:span><text:span text:style-name="T9">, в соседних секторах нет станций для стыковки. </text:span><text:span text:style-name="T9">Результат: прыжок в случайный соседний сектор, уход на точку </text:span>SP2, <text:span text:style-name="T9">ожидание статуса агрессора</text:span>.</text:p>
        </text:list-item>
        <text:list-item>
          <text:p text:style-name="P35">Case: JUMP.NEXT,<text:span text:style-name="T9"> не удалось прыгнуть в соседний сектор (нет топлива или ПД). Результат: переход к фазе </text:span>MOVE.LOCALLY.</text:p>
        </text:list-item>
      </text:list>
      <text:p text:style-name="Table_20_Contents"><text:bookmark-start text:name="__RefHeading___Toc2210_265672554"/><text:bookmark-end text:name="__RefHeading___Toc2210_265672554"/></text:p>
      <text:h text:style-name="P25" text:outline-level="2"><text:bookmark-start text:name="__RefHeading___Toc2452_4270951590"/>Навигационная программа<text:bookmark-end text:name="__RefHeading___Toc2452_4270951590"/></text:h>
      <text:p text:style-name="Text_20_body"><text:span text:style-name="T9">При выполнении заданий корабли под управлением </text:span><text:span text:style-name="T5">T2-Droid </text:span><text:span text:style-name="T9">используют одну навигационную программу (за исключением обработки нападения).</text:span></text:p>
      <text:h text:style-name="P25" text:outline-level="2"><text:bookmark-start text:name="__RefHeading__2466_2044843841"/>Торговля и обмен товарами<text:bookmark-end text:name="__RefHeading__2466_2044843841"/></text:h>
      <text:p text:style-name="Text_20_body"><text:span text:style-name="T9">Для торговли и обмена товарами, корабли под управлением </text:span><text:span text:style-name="T5">T2-Droid </text:span><text:span text:style-name="T9">используют одинаковый набор программ. Все корабли </text:span><text:span text:style-name="T5">T2-Droid </text:span><text:span text:style-name="T9">могут обмениваться товарами со станциями и другими кораблями в рабочей области.</text:span></text:p>
      <text:h text:style-name="Heading_20_3" text:outline-level="3"><text:bookmark-start text:name="__RefHeading__2468_2044843841"/><text:span text:style-name="T9">К</text:span><text:span text:style-name="T9">ак корабли торгуют между собой</text:span><text:bookmark-end text:name="__RefHeading__2468_2044843841"/></text:h>
      <text:p text:style-name="P7">Корабль — это мобильный объект и часто перемещается. По этому к кораблям не применим тот же подход, что и к станциям. Если корабль-контрагент в данный момент подходит под условия <text:soft-page-break/>сделки, то через некоторое время, когда торговец прилетит в нужное место, контрагент может покинуть эту точку пространства и рейс окажется напрасным. Кроме того, контрагент может успеть поторговать с другими кораблями или станциями. А поскольку трюмы кораблей относительно небольшие, шанс прилететь к пустому трюму очень велик — другие торговцы могут разобрать товар.</text:p>
      <text:p text:style-name="Text_20_body"><text:span text:style-name="T9">Решением может стать система, с помощью которой корабли смогут </text:span><text:span text:style-name="T9">резервировать товар и назначать точку встречи</text:span><text:span text:style-name="T9">. </text:span><text:span text:style-name="T9">Таким образом можно решить обе вышеописанные проблемы. </text:span><text:span text:style-name="T9">Прежде всего, любой корабль будет совершать сделки, если он готов это делать в соответствии с заложенной программой. </text:span><text:span text:style-name="T9">Например, старатель не может заключать сделки до тех пор, пока занимается добычей. Заправщик не может заключать сделки, если он отправился пополнять припасы. Торговец не может заключать сделки, если у него полный трюм груза и он летит на </text:span><text:span text:style-name="T9">станцию. </text:span><text:span text:style-name="T9">И наоборот — старатель ищет с кем-бы заключить сделку, когда забил свой трюм добытыми минералами. Заправщик готов снабжать проходящие мимо корабли, если у него в трюме есть запасы. Торговец может искать другого торговца, если он не нашел подходящей станции для очередной сделки. </text:span><text:span text:style-name="T9">То есть речь идет об определенном режиме работы корабля, который может быть включен или выключен в зависимости от алгоритма работы основной программы.</text:span></text:p>
      <text:p text:style-name="Text_20_body"><text:span text:style-name="T9">С</text:span><text:span text:style-name="T9">ложности</text:span></text:p>
      <text:list xml:id="list6176417055285340808" text:style-name="L4">
        <text:list-item>
          <text:p text:style-name="P39"><text:span text:style-name="T9">Н</text:span><text:span text:style-name="T9">е совсем понятно, как ранжировать корабли-контрагенты в одном списке со станциями.</text:span></text:p>
        </text:list-item>
        <text:list-item>
          <text:p text:style-name="P40">Что насчет пересечения рабочих областей? Непонятно как строить начальный список контрагентов, делать реестры для каждого сектора?</text:p>
        </text:list-item>
      </text:list>
      <text:h text:style-name="Heading_20_3" text:outline-level="3"><text:bookmark-start text:name="__RefHeading__2470_2044843841"/>Валидация контрагентов <text:span text:style-name="T5">(</text:span><text:span text:style-name="T9">функция </text:span><text:span text:style-name="T5">610)</text:span><text:bookmark-end text:name="__RefHeading__2470_2044843841"/></text:h>
      <text:p text:style-name="P12">В версии <text:span text:style-name="T5">3.02 </text:span>валидация контрагентов-кораблей отключена! Попытки валидации для контрагентов-кораблей всегда завершаются <text:span text:style-name="T5">FALSE</text:span>.</text:p>
      <text:p text:style-name="P7">Для решения множества логистических задач требуется выполнять различные проверки на соответствие контрагентов определенным требованиям. Для этих целей библиотека <text:span text:style-name="T5">T2-Droid </text:span>включает специальную функцию под номером 610. Данная функция выполняет проверку условий заключения сделки по различным критериям. </text:p>
      <text:p text:style-name="P7">Набор требований определяется значением типа <text:span text:style-name="T5">Bitfield, </text:span>который называется маской валидации. Включение битов инициирует соответствующую проверку. Ниже приведена таблица со <text:span text:style-name="T5">значениями, </text:span>идентификаторами и <text:span text:style-name="T5">расшифровкой</text:span> соответствующих валидаторов:</text:p>
      <table:table table:name="ValidationMaskCodes" table:style-name="ValidationMaskCodes">
        <table:table-column table:style-name="ValidationMaskCodes.A"/>
        <table:table-column table:style-name="ValidationMaskCodes.B"/>
        <table:table-column table:style-name="ValidationMaskCodes.C"/>
        <table:table-header-rows>
          <table:table-row table:style-name="ValidationMaskCodes.1">
            <table:table-cell table:style-name="ValidationMaskCodes.A1" office:value-type="string">
              <text:p text:style-name="P24">Знач.</text:p>
            </table:table-cell>
            <table:table-cell table:style-name="ValidationMaskCodes.A1" office:value-type="string">
              <text:p text:style-name="Table_20_Heading">Имя</text:p>
            </table:table-cell>
            <table:table-cell table:style-name="ValidationMaskCodes.C1" office:value-type="string">
              <text:p text:style-name="Table_20_Heading">Требование</text:p>
            </table:table-cell>
          </table:table-row>
        </table:table-header-rows>
        <table:table-row table:style-name="ValidationMaskCodes.1">
          <table:table-cell table:style-name="ValidationMaskCodes.A2" office:value-type="string">
            <text:p text:style-name="P19">1</text:p>
          </table:table-cell>
          <table:table-cell table:style-name="ValidationMaskCodes.A2" office:value-type="string">
            <text:p text:style-name="P19">ImBuyer</text:p>
          </table:table-cell>
          <table:table-cell table:style-name="ValidationMaskCodes.C2" office:value-type="string">
            <text:p text:style-name="P20">Тип операции: <text:span text:style-name="T5">1 – я </text:span>покупаю<text:span text:style-name="T5">; 0 – я </text:span>продаю<text:span text:style-name="T5">. </text:span>Данное поле не связано с каким-либо валидатором, а указывает к какой стороне сделки относится корабль, выполняющий проверку (здесь и далее для обозначения этого участника используется «я», «мой корабль» и т.п.). </text:p>
          </table:table-cell>
        </table:table-row>
        <table:table-row table:style-name="ValidationMaskCodes.1">
          <table:table-cell table:style-name="ValidationMaskCodes.A2" office:value-type="string">
            <text:p text:style-name="P19">2</text:p>
          </table:table-cell>
          <table:table-cell table:style-name="ValidationMaskCodes.A2" office:value-type="string">
            <text:p text:style-name="P19">IsWTT</text:p>
          </table:table-cell>
          <table:table-cell table:style-name="ValidationMaskCodes.C2" office:value-type="string">
            <text:p text:style-name="Table_20_Contents">Проверка наличия у контрагента желания совершать соответствующие сделки с товаром. Поверхностная валидация нужна для отбора потенциальных целей. Например, что бы оценить потенциал того или иного товара в регионе, не нужно выполнять проверку рейтинга, возможности стыковки или <text:span text:style-name="T9">соответствие ценовым и количественным лимитам</text:span>. В этом случае достаточно просто отобрать контрагентов, которые соответственно продают или покупают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4</text:p>
          </table:table-cell>
          <table:table-cell table:style-name="ValidationMaskCodes.A2" office:value-type="string">
            <text:p text:style-name="P19">IsAvailable</text:p>
          </table:table-cell>
          <table:table-cell table:style-name="ValidationMaskCodes.C2" office:value-type="string">
            <text:p text:style-name="Table_20_Contents">Проверка готовности контрагент пойти на сделку <text:span text:style-name="T9">со мной</text:span>. В отношении станций, проверяется достаточность рейтинга для стыковки. А в случае если я покупаю, то проверяется достаточно ли рейтинга для покупки товара. Этот фильтр необходим для решения таких задач, как оценка реально-доступного объема товара в регионе или поиска станции для конкретной сделки.</text:p>
          </table:table-cell>
        </table:table-row>
        <table:table-row table:style-name="ValidationMaskCodes.1">
          <table:table-cell table:style-name="ValidationMaskCodes.A2" office:value-type="string">
            <text:p text:style-name="P19">8</text:p>
          </table:table-cell>
          <table:table-cell table:style-name="ValidationMaskCodes.A2" office:value-type="string">
            <text:p text:style-name="P19">InPriceLimit</text:p>
          </table:table-cell>
          <table:table-cell table:style-name="ValidationMaskCodes.C2" office:value-type="string">
            <text:p text:style-name="Table_20_Contents">Проверка ценовых лимитов. Здесь проверяется разрешена-ли мне соответствующая операция и не выходит<text:span text:style-name="T5">-</text:span>ли цена контрагента за пределы заданного лимита цены.</text:p>
          </table:table-cell>
        </table:table-row>
        <table:table-row table:style-name="ValidationMaskCodes.1">
          <table:table-cell table:style-name="ValidationMaskCodes.A2" office:value-type="string">
            <text:p text:style-name="P19">16</text:p>
          </table:table-cell>
          <table:table-cell table:style-name="ValidationMaskCodes.A2" office:value-type="string">
            <text:p text:style-name="P19">IsTechPossible</text:p>
          </table:table-cell>
          <table:table-cell table:style-name="ValidationMaskCodes.C2" office:value-type="string">
            <text:p text:style-name="Table_20_Contents">Проверка технической возможности осуществления операции с конкретным контрагентом. Сюда же входит проверка способности моего корабля транспортировать товар. 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32</text:p>
          </table:table-cell>
          <table:table-cell table:style-name="ValidationMaskCodes.A2" office:value-type="string">
            <text:p text:style-name="P19">InVolumeLimit</text:p>
          </table:table-cell>
          <table:table-cell table:style-name="ValidationMaskCodes.C2" office:value-type="string">
            <text:p text:style-name="Table_20_Contents">Проверка <text:span text:style-name="T9">количественных </text:span>лимитов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64</text:p>
          </table:table-cell>
          <table:table-cell table:style-name="ValidationMaskCodes.A2" office:value-type="string">
            <text:p text:style-name="P19">InWorkspace</text:p>
          </table:table-cell>
          <table:table-cell table:style-name="ValidationMaskCodes.C2" office:value-type="string">
            <text:p text:style-name="P16">Проверка контрагента на вхождение в рабочую область. Эта проверка может быть задействована не всегда. Так, если обрабатывается список контрагентов, заранее полученный на основании анализа рабочей области <text:span text:style-name="T5">(</text:span><text:span text:style-name="T9">то есть</text:span><text:span text:style-name="T9"> известно, что все контрагенты находятся в пределах рабочей области</text:span><text:span text:style-name="T9">)</text:span>, то выполнять эту проверку не <text:span text:style-name="T9">имеет смысла</text:span>. Но в частных случаях может возникнуть необходимость проверить потенциального контрагента на вхождение в рабочую область. Например, при отстыковке для выполнения торговой операции, текущая станция может подходить для выполнения планируемой операции по параметрам цены и объема. Вероятно эта сделка окажется не не самой прибыльной, но это будет немедленное исполнение, что увеличит оборот на единицу времени и сократит количество рейсов. С другой стороны, если текущая станция готова совершить сделку, но запрещена для этого в соответствии с параметрами рабочей области, такую сделку осуществлять нельзя.</text:p>
          </table:table-cell>
        </table:table-row>
        <text:soft-page-break/>
        <table:table-row table:style-name="ValidationMaskCodes.1">
          <table:table-cell table:style-name="ValidationMaskCodes.A9" office:value-type="float" office:value="128">
            <text:p text:style-name="P19">128</text:p>
          </table:table-cell>
          <table:table-cell table:style-name="ValidationMaskCodes.A2" office:value-type="string">
            <text:p text:style-name="P19">InMoneyLimit</text:p>
          </table:table-cell>
          <table:table-cell table:style-name="ValidationMaskCodes.C2" office:value-type="string">
            <text:p text:style-name="P17">Проверка денежных лимитов. В случае, если я покупаю, выполняется проверка наличия на моем счете средств для покупки. Если я продаю, то проверяется счет контрагента. Наличие средств не выполняется, если контрагент является моей станцией приписки.</text:p>
          </table:table-cell>
        </table:table-row>
      </table:table>
      <text:p text:style-name="P7"><text:s/></text:p>
      <text:p text:style-name="P7">Комментарий по поводу реализации в валидаторох проверок проверяющего корабля. Разные контрагенты предъявляют разные встречные требования в отношении одной сделки. Так, если контрагент является станцией <text:span text:style-name="T5">NPC, </text:span>то такая станция потребует оплаты. Следовательно, необходимо проверять наличие денег на счете проверяющего корабля. С другой стороны, если это станция, которая является базой приписки проверяющего, то у них общий счет и его проверка не только не имеет смысла, но и вредна, так как может привести к отклонению сделки в критический момент. Например, при поиске покупателя, когда товар был куплен за счет базы приписки, счет базы обнулен, а сама база нуждается в купленном товаре. Или обратный пример –<text:span text:style-name="T5"> </text:span>склад базы забит, а проверяющий не может купить товар у собственной базы приписки, так как нет денег на общем счете. Таким образом, проверка денежных лимитов обеих сторон сделки в валидаторе позволит более детально рассматривать каждую потенциальную сделку, вместо того, что бы использовать менее эффективный общий подход. То же самое касается других валидаторов. </text:p>
      <text:h text:style-name="P26" text:outline-level="3"><text:bookmark-start text:name="__RefHeading__2838_1359725640"/>Товарный лимит трюма<text:bookmark-end text:name="__RefHeading__2838_1359725640"/></text:h>
      <text:p text:style-name="Text_20_body"><text:span text:style-name="T9">Рабочий объем трюма (</text:span><text:span text:style-name="T5">Available Space, AS, </text:span><text:span text:style-name="T9">функция </text:span><text:span text:style-name="T5">601 </text:span><text:span text:style-name="T9">без аргумента</text:span><text:span text:style-name="T5">)</text:span><text:span text:style-name="T9"> — это максимальный объем (в единицах объема) доступный для транспортировки товаров в принципе. Рабочий объем рассчитывается как общий размер трюма за вычетом объема, зарезервированного под различные нужны (топливо, ракеты и боеприпасы, дроны, и т. п.</text:span><text:span text:style-name="T5">) </text:span><text:span text:style-name="T9">и объема, занятого оборудованием, вооружением и щитами</text:span><text:span text:style-name="T5">.</text:span></text:p>
      <text:p text:style-name="Text_20_body"><text:span text:style-name="T9">Товарный лимит трюма </text:span><text:span text:style-name="T5">(Ware Amount Limit, WAL) – </text:span><text:span text:style-name="T9">это максимальное количество товара </text:span><text:span text:style-name="T5">(</text:span><text:span text:style-name="T9">в единицах товара), разрешенное для перевозки и хранения данным кораблем. </text:span><text:span text:style-name="T5">WAL </text:span><text:span text:style-name="T9">не может превышать рабочий объем трюма. </text:span></text:p>
      <text:p text:style-name="Text_20_body"><text:span text:style-name="T9">Свободный товарный лимит трюма (</text:span><text:span text:style-name="T5">Free Ware Amount Limit, FWAL) – </text:span><text:span text:style-name="T9">это количество товара (в единицах), доступное для загрузки в трюм корабля с учетом товарных лимитов. </text:span><text:span text:style-name="T5">FWAL </text:span><text:span text:style-name="T9">рассчитывается как разность </text:span><text:span text:style-name="T5">WAL </text:span><text:span text:style-name="T9">и количества товара уже загруженного в трюм на данный момент.</text:span></text:p>
      <text:p text:style-name="Text_20_body"><text:span text:style-name="T9">Если для товара лимит трюма </text:span><text:span text:style-name="T5">WAL </text:span><text:span text:style-name="T9">не указан явно, то для расчета</text:span><text:span text:style-name="T5"> </text:span><text:span text:style-name="T9">используется рабочий объем</text:span><text:span text:style-name="T5">:</text:span><text:span text:style-name="T9"> </text:span><text:span text:style-name="T5">AS </text:span><text:span text:style-name="T9">делится на объем, занимаемый единицей товара </text:span><text:span text:style-name="T5">(Ware Unit Volume, WUV)</text:span><text:span text:style-name="T9">.</text:span></text:p>
      <text:p text:style-name="Text_20_body"><text:span text:style-name="T9">Если товарный лимит трюма указан в единицах, то выполняется проверка — не превышает ли <text:s/>выделенный объем рабочий объем трюма: </text:span><text:span text:style-name="T5">WAL </text:span><text:span text:style-name="T9">умножается на </text:span><text:span text:style-name="T5">WUV, </text:span><text:span text:style-name="T9">затем сравнивается с </text:span><text:span text:style-name="T5">AS. Н</text:span><text:span text:style-name="T9">апример, когда в пределах лимитов: </text:span><text:span text:style-name="T5">AS = 2000, WAL=800, WUV=2</text:span></text:p>
      <text:p text:style-name="P11"><text:soft-page-break/><text:tab/>s = WAL * WUV</text:p>
      <text:p text:style-name="P11"><text:tab/>s = 800 * 2 = 1600</text:p>
      <text:p text:style-name="Text_20_body"><text:span text:style-name="T9">В некоторых случаях результат будет превышать рабочий объем. Такое например возможно, если корабль находится в группе, для которой товарный лимит трюма установлен в расчете на большегрузы. Например: </text:span><text:span text:style-name="T5">AS=2000, WAL=1200, WUV=2</text:span></text:p>
      <text:p text:style-name="P11"><text:tab/>x = 1200 * 2 = 2400</text:p>
      <text:p text:style-name="P11"><text:tab/>s = x &gt; AS ? AS / WUV : WAL</text:p>
      <text:p text:style-name="P11"><text:tab/>s = 1000</text:p>
      <text:p text:style-name="Text_20_body"><text:span text:style-name="T9">Если товарный лимит указан в процентах, расчет количества выполняется относительно рабочего объема трюма</text:span><text:span text:style-name="T5">. </text:span><text:span text:style-name="T9">Например: </text:span><text:span text:style-name="T5">AS = 2000, WAL=25%, WUV=2</text:span></text:p>
      <text:p text:style-name="P11"><text:tab/>s = AS * WAL / 100 / WUV</text:p>
      <text:p text:style-name="Text_20_body"><text:span text:style-name="T18"><text:tab/>s = 2000 * 25 / 100 / 2 = 250 </text:span><text:span text:style-name="T20">штук</text:span></text:p>
      <text:p text:style-name="Text_20_body"><text:span text:style-name="T9">Расчетом объемов и конвертацией из объема в количеств и обратно занимаются функции </text:span><text:span text:style-name="T5">601+.</text:span></text:p>
      <text:p text:style-name="P8">Алгоритм работы функции <text:span text:style-name="T5">601</text:span></text:p>
      <text:p text:style-name="P7">Проблема в том, что не все функции движка работают так, как ожидается.</text:p>
      <text:list xml:id="list3494796826092748270" text:style-name="L5">
        <text:list-item>
          <text:p text:style-name="P49"><text:span text:style-name="T5">get ship hardware as array – </text:span><text:span text:style-name="T9">не работает</text:span></text:p>
        </text:list-item>
        <text:list-item>
          <text:p text:style-name="P50">get volume of ware in cargo bay <text:span text:style-name="T9">и </text:span>get true volume of ware in cargo bay <text:span text:style-name="T9">для оборудования вместо реально занимаемого в трюме объема, возвращают количество. С одной стороны это не правильно, потому что оборудование не занимает места в трюме. Но с другой стороны в характеристиках например Транспортера указано, что его объем </text:span>1S <text:span text:style-name="T9">и при таком раскладе результат функций получения объема корректен</text:span>.</text:p>
        </text:list-item>
        <text:list-item>
          <text:p text:style-name="P50">get tradeable ware array from ship <text:span text:style-name="T9">возвращает массив товаров в трюме. Список не включает установленное оборудование, вооружение и щиты. То есть, если на корабле 2 слота щитов и установлен1 щит или 2 щита, то он не попадет в результирующий массив. А вот если при тех же условиях щитов будет 3, то благодаря последнему щиту, этот товар попадет в список </text:span>tradeable wares.</text:p>
        </text:list-item>
      </text:list>
      <text:p text:style-name="P7">Все это не позволяет легко и просто рассчитать сколько объема занято оборудованием, сколько зарезервировано для собственных нужд и сколько в итоге остается для перевозки и хранения товаров.</text:p>
      <text:p text:style-name="P7">Наиболее простой путь — это использовать результат <text:span text:style-name="T5">get tradeable ware array from ship. </text:span>Мы точно знаем, что в этом массиве только те товары, которые влияют на место в трюме. Остается только подсчитать, какие товары из этого списка являются установленными и сколько места они занимают. Полученный объем вычитается из суммарного объема трюма и получаем доступный <text:soft-page-break/>объем трюма, за исключением всего установленного оборудования. </text:p>
      <text:p text:style-name="P7">Далее<text:span text:style-name="T5">,</text:span> из полученного объема вычитаются все резервы. </text:p>
      <text:list xml:id="list6564300639011208260" text:style-name="L6">
        <text:list-item>
          <text:p text:style-name="P41">Резерв батарей для прыжкового двигателя</text:p>
        </text:list-item>
        <text:list-item>
          <text:p text:style-name="P41">Резерв ракет</text:p>
        </text:list-item>
        <text:list-item>
          <text:p text:style-name="P41">Резерв боеприпасов</text:p>
        </text:list-item>
        <text:list-item>
          <text:p text:style-name="P41">Резерв доронов</text:p>
        </text:list-item>
      </text:list>
      <text:p text:style-name="P7">Полученное значение представляет собой объем, доступный для перевозки товаров (<text:span text:style-name="T5">Available Space).</text:span></text:p>
      <text:h text:style-name="Heading_20_3" text:outline-level="3"><text:bookmark-start text:name="__RefHeading__2840_1359725640"/>Проверка количественных лимитов (<text:span text:style-name="T5">#32)</text:span><text:bookmark-end text:name="__RefHeading__2840_1359725640"/></text:h>
      <text:p text:style-name="Text_20_body"><text:span text:style-name="T9">Проверку контрагентов на соответствие заданным количественным лимитам выполняет валидатор </text:span><text:span text:style-name="T5">InVolumeLimits </text:span><text:span text:style-name="T9">(#32).</text:span><text:span text:style-name="T5"> Л</text:span><text:span text:style-name="T9">имиты, установленные для товара имеют наивысший приоритет перед количеством, переданным в качестве аргумента функции </text:span><text:span text:style-name="T5">(Wanted Amount, WA).</text:span><text:span text:style-name="T9"> Например, если задан лимит минимального количества для покупки (</text:span><text:span text:style-name="T5">Min. To Buy, MTB)</text:span><text:span text:style-name="T9"> и этот лимит больше, чем запрошенное количество </text:span><text:span text:style-name="T5">(MTB &gt;WA)</text:span><text:span text:style-name="T9">, то сделка будет отклонена, поскольку она не соответствует установленным параметрам. </text:span></text:p>
      <text:p text:style-name="P8">Если я покупатель</text:p>
      <text:p text:style-name="P9">Сначала выполняются проверки, которые не требуют расчетов на основе собственного трюма: </text:p>
      <text:list xml:id="list3525069837079353093" text:style-name="L7">
        <text:list-item>
          <text:p text:style-name="P42">Проверяется — есть ли у продавца количество, которое я хочу купить.</text:p>
        </text:list-item>
        <text:list-item>
          <text:p text:style-name="P52"><text:span text:style-name="T10">Затем выполняется проверка ограничения минимального объема склада продавца (</text:span><text:span text:style-name="T8">Seller Storage Min. Limit, SSML).</text:span></text:p>
        </text:list-item>
      </text:list>
      <text:p text:style-name="P9">Далее выполняются проверки на основе работы с собственным трюмом:</text:p>
      <text:list xml:id="list1691163723594303275" text:style-name="L8">
        <text:list-item>
          <text:p text:style-name="P43">Свободный объем моего трюма должен вмещать запрошенное количество товара.</text:p>
        </text:list-item>
        <text:list-item>
          <text:p text:style-name="P43">Проверяется, не приведет-ли покупка указанного объема к превышению товарного лимита трюма (<text:span text:style-name="T5">WAL). </text:span>Для этого проверяется, что <text:span text:style-name="T5">LA </text:span>+ <text:span text:style-name="T5">WA &lt;= WAL, </text:span>где <text:span text:style-name="T5">LA – </text:span>количество товара в трюме (<text:span text:style-name="T5">Loaded Amount).</text:span></text:p>
        </text:list-item>
        <text:list-item>
          <text:p text:style-name="P43">Выполняется проверка установленного лимита минимальной покупки (<text:span text:style-name="T5">Min. To Buy)</text:span>. Этот лимит используется для того, что бы запретить кораблю закупать товар поштучно или очень маленькими партиями. Лимит минимальной покупки может быть указан как в единицах товара, так и в процентах от рабочего объема трюма. Если лимит указан в <text:soft-page-break/>процентах, то в абсолютных единицах он рассчитывается относительно товарного лимита трюма (<text:span text:style-name="T5">WAL</text:span>). Если запрошенное количество меньше, чем установленный для товара лимит минимальной сделки на покупку, то сделка не состоится.</text:p>
        </text:list-item>
      </text:list>
      <text:p text:style-name="P8">Если я продавец</text:p>
      <text:p text:style-name="P9">Выполняются следующие проверки:</text:p>
      <text:list xml:id="list6078727134695001209" text:style-name="L9">
        <text:list-item>
          <text:p text:style-name="P44">Проверяется, есть ли у покупателя место на складе для загрузки товара, который я хочу продать.</text:p>
        </text:list-item>
        <text:list-item>
          <text:p text:style-name="P44">Затем выполняется проверка ограничения максимального объема склада покупателя <text:span text:style-name="T5">(Buyer Storage Max. Limit, BSML)</text:span></text:p>
        </text:list-item>
        <text:list-item>
          <text:p text:style-name="P44">Мой трюм должен содержать указанное количество товара. Если товар используется для собственных нужно, важно учитывать, что продавать можно только вне резерва.</text:p>
        </text:list-item>
        <text:list-item>
          <text:p text:style-name="P44">Выполняется проверка установленного лимита минимальной продажи <text:span text:style-name="T5">(Min. To Sell). </text:span>Этот лимит используется для того, что бы запретить кораблю продавать товар поштучно или маленькими партиями. Если продаваемое количество меньше этого лимита, то сделка не состоится. </text:p>
        </text:list-item>
      </text:list>
      <text:p text:style-name="P9">Если все проверки пройдены, то сделка признается допустимой.</text:p>
      <text:p text:style-name="Text_20_body"><text:bookmark-start text:name="__RefHeading__2472_2044843841"/><text:bookmark-end text:name="__RefHeading__2472_2044843841"/></text:p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Text_20_body">Основная идея заключается в исполнении очереди заданий. Задания могут быть созданы только в пределах определенной рабочей области.</text:p>
      <text:p text:style-name="Text_20_body"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1784066172799088658" text:style-name="L10">
        <text:list-item>
          <text:p text:style-name="P53">закупка и оборудование кораблей</text:p>
        </text:list-item>
        <text:list-item>
          <text:p text:style-name="P53">переоборудование кораблей</text:p>
        </text:list-item>
        <text:list-item>
          <text:p text:style-name="P53">ремонт в доке</text:p>
        </text:list-item>
        <text:list-item>
          <text:p text:style-name="P53">полевой ремонт</text:p>
        </text:list-item>
      </text:list>
      <text:p text:style-name="Text_20_body"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<text:soft-page-break/>добавления.</text:p>
      <text:p text:style-name="Text_20_body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Text_20_body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Text_20_body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Text_20_body">Для информирования игрока, в конец имени обслуживаемых кораблей добавляются информационные символы:</text:p>
      <text:list xml:id="list8692678244264555439" text:style-name="L11">
        <text:list-item>
          <text:p text:style-name="P54">* - корабль на обслуживании</text:p>
        </text:list-item>
        <text:list-item>
          <text:p text:style-name="P54">$ - недостаточно денег для обслуживания</text:p>
        </text:list-item>
        <text:list-item>
          <text:p text:style-name="P54">? - в рабочей области отсутствуют необходимые ресурсы</text:p>
        </text:list-item>
        <text:list-item>
          <text:p text:style-name="P54"># - в очереди на обслуживание</text:p>
        </text:list-item>
      </text:list>
      <text:h text:style-name="Heading_20_3" text:outline-level="3"><text:bookmark-start text:name="__RefHeading__1157_712231932"/>Переоборудование кораблей<text:bookmark-end text:name="__RefHeading__1157_712231932"/></text:h>
      <text:p text:style-name="Text_20_body">Закупка и оборудование корабля выполняется по зараннее подготовленному шаблону. Шаблон может быть снят с существующего корабля. В шаблон включаются любые товары следующих групп:</text:p>
      <text:list xml:id="list7212713926534144877" text:style-name="L12">
        <text:list-item>
          <text:p text:style-name="P55">Лазеры (maintype 8)</text:p>
        </text:list-item>
        <text:list-item>
          <text:p text:style-name="P55">Щиты (maintype 9)</text:p>
        </text:list-item>
        <text:list-item>
          <text:p text:style-name="P55">Ракеты (maintype 10)</text:p>
        </text:list-item>
        <text:list-item>
          <text:p text:style-name="P55">Энергия (maintype 11)</text:p>
        </text:list-item>
        <text:list-item>
          <text:p text:style-name="P55"><text:soft-page-break/>Высокотехнологичные товары (maintype 16) кроме имеющих признак inventory.</text:p>
        </text:list-item>
      </text:list>
      <text:p text:style-name="Text_20_body">Для закупки корабля необходимо, 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Товары, не имеющие признака equipment, закупаются обычным образом.</text:p>
      <text:p text:style-name="Text_20_body">Для всех товаров, имеющих признак equipment, предусмотрены особые алгоритмы закупки и установки. Такое оборудование делится на три группы: улучшения, специальное оборудование и прочее оборудование.</text:p>
      <text:p text:style-name="Text_20_body">Улучшения — это товары имеющие признак upgrade. Товары этой категории отличаются от другого оборудования тем, что устанавливаются на корабли во множественном количестве.</text:p>
      <text:list xml:id="list6896596083211307497" text:style-name="L13">
        <text:list-item>
          <text:p text:style-name="P56">Форсаж двигателя — для представления используются Детали двигателей. На 5 единиц улучшения используется 1 единица Деталей двигателей. Если максимальное количество улучшений корабля меньше 5, то используется 1 единица Деталей двигателей.</text:p>
        </text:list-item>
        <text:list-item>
          <text:p text:style-name="P56">Оптимизация рулевого управления — для представления используется Микросхемы суперконтроллера. На 1 единицу улучшения используется 1 единица Микросхемы суперконтроллера.</text:p>
        </text:list-item>
        <text:list-item>
          <text:p text:style-name="P56">Расширение грузового отсека — 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p>
        </text:list-item>
      </text:list>
      <text:p text:style-name="Text_20_body">Специальное оборудование</text:p>
      <text:list xml:id="list5019109948117416299" text:style-name="L14">
        <text:list-item>
          <text:p text:style-name="P57">Прыжковый двигатель — для представления используются Компоненты прыжкового двигателя в количестве 1 единицы.</text:p>
        </text:list-item>
        <text:list-item>
          <text:p text:style-name="P57">Транспортер — для представления используются Сборочное оборудование в количестве 1 единицы.</text:p>
        </text:list-item>
      </text:list>
      <text:p text:style-name="Text_20_body">Прочее оборудование — это оборудование, не вошедшее в первые две группы. Для представления любого такого оборудования используется 1 единица Артефактов.</text:p>
      <text:p text:style-name="Text_20_body">Переоборудование выполняется в особом порядке. Сначала устанавливаются улучшения. </text:p>
      <text:p text:style-name="Text_20_body">Товары, потенциально подходящие для представления ресурсов, необходимых для осуществления сервиса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ext:soft-page-break/>
          <table:table-row>
            <table:table-cell table:style-name="WaresForEquipmentParts.A1" office:value-type="string">
              <text:p text:style-name="Table_20_Heading">Наименование</text:p>
            </table:table-cell>
            <table:table-cell table:style-name="WaresForEquipmentParts.A1" office:value-type="string">
              <text:p text:style-name="Table_20_Heading">Maintype</text:p>
            </table:table-cell>
            <table:table-cell table:style-name="WaresForEquipmentParts.A1" office:value-type="string">
              <text:p text:style-name="Table_20_Heading">Subtype</text:p>
            </table:table-cell>
            <table:table-cell table:style-name="WaresForEquipmentParts.A1" office:value-type="string">
              <text:p text:style-name="Table_20_Heading">Класс груза</text:p>
            </table:table-cell>
            <table:table-cell table:style-name="WaresForEquipmentParts.E1" office:value-type="string">
              <text:p text:style-name="Table_20_Heading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Table_20_Contents">Артефакты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</text:p>
          </table:table-cell>
          <table:table-cell table:style-name="WaresForEquipmentParts.A2" office:value-type="string">
            <text:p text:style-name="Table_20_Contents">M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Сборочн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5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Детали двигателей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Шахтерск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1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Обшивка из теладиан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4</text:p>
          </table:table-cell>
          <table:table-cell table:style-name="WaresForEquipmentParts.A2" office:value-type="string">
            <text:p text:style-name="Table_20_Contents">L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Модули настройки оруж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5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Микросхемы суперконтроллера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7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Компоненты прыжкового двигател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4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3</text:p>
          </table:table-cell>
        </table:table-row>
      </table:table>
      <text:p text:style-name="Text_20_body"/>
      <text:h text:style-name="Heading_20_3" text:outline-level="3"><text:bookmark-start text:name="__RefHeading__1159_712231932"/>Ремонт в доке<text:bookmark-end text:name="__RefHeading__1159_712231932"/></text:h>
      <text:p text:style-name="Text_20_body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2474_2044843841"/>Дорожная карта<text:bookmark-end text:name="__RefHeading__2474_2044843841"/></text:h>
      <text:p text:style-name="Text_20_body"><text:span text:style-name="T9">В</text:span><text:span text:style-name="T5">е</text:span><text:span text:style-name="T9">рсия</text:span> 3.<text:span text:style-name="T5">03</text:span></text:p>
      <text:list xml:id="list8399745692614281424" text:style-name="L15">
        <text:list-item>
          <text:p text:style-name="P45">Корабли могут торговать друг с другом.</text:p>
        </text:list-item>
        <text:list-item>
          <text:p text:style-name="P45">Программа Мобильный заправщик.</text:p>
        </text:list-item>
        <text:list-item>
          <text:p text:style-name="P45">Программа Мобильный склад.</text:p>
        </text:list-item>
      </text:list>
      <text:p text:style-name="P6"><text:span text:style-name="T9">Версия </text:span>3.02</text:p>
      <text:list xml:id="list1329780680838087610" text:style-name="L16">
        <text:list-item>
          <text:p text:style-name="P46">Новая программа защиты корабля при нападении.</text:p>
        </text:list-item>
        <text:list-item>
          <text:p text:style-name="P46">Исправление алгоритма торговли. Корабли должны корректно торговать со станциями. Исправление бесконечной покупку и продажи товаров при стыковке с доком.</text:p>
        </text:list-item>
        <text:list-item>
          <text:p text:style-name="P51"><text:span text:style-name="T9">Новые настройки товара для корабля — максимальное количество товара в моем трюме. Корабль не участвует в сделках, если количество товара в его корабле равно или превышает установленный лимит </text:span>(<text:span text:style-name="T9">аналог максимального объема склада для станций). Корректное предупреждение и исправление лимитов, в случае если они перекрывают или противоречат друг-другу </text:span>(<text:span text:style-name="T9">например, лимит мин. партии для покупки больше лимита товара на корабле).</text:span></text:p>
        </text:list-item>
        <text:list-item>
          <text:p text:style-name="P46"><text:soft-page-break/>Улучшение настроек товара для корабля — все количественные параметры можно задавать как в единицах товара так и в процентах от объема трюма.</text:p>
        </text:list-item>
        <text:list-item>
          <text:p text:style-name="P46">Оптимизация навигационной программы. Навигатор должен оптимально использовать ПД, сохранять резерв топлива максимально долго, что бы повысить шанс выживаемости корабля в случае нападения. </text:p>
        </text:list-item>
        <text:list-item>
          <text:p text:style-name="P46">Программа Техник в упрощенном виде. Программа умеет закупать корабли в рабочей области и оборудовать их по заранее выбранному шаблону. Закупка товаров не выполняется –<text:span text:style-name="T5"> </text:span>оборудование закупается и устанавливается прямо на верфи. Управление шаблонами. Возможность переоборудования корабля по шаблону.</text:p>
        </text:list-item>
        <text:list-item>
          <text:p text:style-name="P46">Программа обслуживания кораблей в пути: ремонт на верфи, закупка дронов, пополнение запаса ракет и боеприпасов.</text:p>
        </text:list-item>
        <text:list-item>
          <text:p text:style-name="P46">Программа Агент спутниковой сети с упрощенным алгоритмом расстановки спутников в рабочей области. </text:p>
        </text:list-item>
        <text:list-item>
          <text:p text:style-name="P46">Улучшенный журнал.</text:p>
        </text:list-item>
      </text:list>
      <text:h text:style-name="Heading_20_1" text:outline-level="1"><text:bookmark-start text:name="__RefHeading__979_1173807053"/>TODO<text:bookmark-end text:name="__RefHeading__979_1173807053"/></text:h>
      <text:list xml:id="list1142521720421570091" text:style-name="L17">
        <text:list-item>
          <text:p text:style-name="P47">С валидаторами все равно проблема. При подсчете рейтинга товара необходим учитывать лимиты объема<text:span text:style-name="T5"> </text:span>контрагента. Но если включить эту проверку маской, то при составлении списка потребителей будет выполняться проверка наличия товара в трюме, а там его может не быть. А если эту проверку не использовать, то будет выбран товар, по которому работать фактически нельзя, потому что нет подходящих потребителей. Аналогично при составлении списка поставщиков –<text:span text:style-name="T5"> </text:span>если в трюме не будет места, то отбор станций не удастся. В общем идея пока такая — добавить еще один флажок, который будет отключать проверки для моего корабля, и использовать его в функциях работающих с рейтингом товара.</text:p>
        </text:list-item>
        <text:list-item>
          <text:p text:style-name="P47">Сейчас <text:span text:style-name="T5">f610 </text:span>вроде как требует передачи <text:span text:style-name="T5">wanted amount. </text:span>А раньше не требовала. Нет уверенности, что все работает верно.</text:p>
        </text:list-item>
        <text:list-item>
          <text:p text:style-name="P47">Прежде чем улучшать структуру <text:span text:style-name="T5">GlobalConfig, </text:span>нужно переделать использующий ее код на доступ посредством функций.</text:p>
        </text:list-item>
        <text:list-item>
          <text:p text:style-name="P47"><text:span text:style-name="T5">(</text:span>В <text:span text:style-name="T5">процессе) Удалить</text:span> <text:span text:style-name="T5">506 </text:span>функцию.</text:p>
        </text:list-item>
        <text:list-item>
          <text:p text:style-name="P47">Проверить и подправить все скрипты, использующие валидацию контрагентов по маске.</text:p>
        </text:list-item>
        <text:list-item>
          <text:p text:style-name="P47"><text:soft-page-break/><text:span text:style-name="T5">(</text:span>Сделано 2017-10-02) Проверить на ошибки функции, в которых прошиты старые идентификаторы структур.</text:p>
        </text:list-item>
        <text:list-item>
          <text:p text:style-name="P47">(Сделано 2017-10-02) В версии <text:span text:style-name="T5">3.02 </text:span>появилась необходимость освободить последний аргумент функции <text:span text:style-name="T5">610</text:span>, для передачи параметров рабочей области для того, что бы расширить валидацию до проверок по стоплистам и другим параметрам рабочей области. </text:p>
        </text:list-item>
        <text:list-item>
          <text:p text:style-name="P47">(В процессе) Транспорт покупает и сразу продает товар на той же станции, если закупочная выше цены реализации (бесконечная торговля с доком, пока не появится нормальный покупатель). При этом не учитывается флаг — работать только со станциями из списков. Проблемы с валидацией (в версии <text:span text:style-name="T5">3.01 </text:span>не выполняется валидация по параметрам рабочей области).</text:p>
        </text:list-item>
        <text:list-item>
          <text:p text:style-name="P47">(Сделано 2017-10-01) Сделать валидатор <text:span text:style-name="T5">#8 </text:span>проверкой только ценовых лимитов. Перенести в него проверку доступности покупки или продажи товара моим кораблем из валидатора <text:span text:style-name="T5">#1</text:span>.</text:p>
        </text:list-item>
        <text:list-item>
          <text:p text:style-name="P47">(Сделано 2017-10-01) Сделать валидатор <text:span text:style-name="T5">#32 </text:span>проверкой только лимитов объема. Перенести в него проверку объема контрагента из валидатора <text:span text:style-name="T5">#8.</text:span></text:p>
        </text:list-item>
        <text:list-item>
          <text:p text:style-name="P47"><text:span text:style-name="T5">(</text:span>Сделано 2017-10-01) Улучшить функцию 601, что бы она рассчитывала <text:span text:style-name="T5">Ware Amount Limit </text:span>корабля на базе <text:span text:style-name="T5">WareStruct.</text:span></text:p>
        </text:list-item>
        <text:list-item>
          <text:p text:style-name="P47"><text:span text:style-name="T5">(</text:span>Сделано 2017-10-01) Функция 609 должна учитывать спецрезерв.</text:p>
        </text:list-item>
        <text:list-item>
          <text:p text:style-name="P47"><text:span text:style-name="T5">(С</text:span>делано 2017-10-01<text:span text:style-name="T5">)</text:span> Проверку денежных лимитов перенести из валидатора <text:span text:style-name="T5">#32 </text:span>в новый валидатор <text:span text:style-name="T5">#128.</text:span></text:p>
        </text:list-item>
        <text:list-item>
          <text:p text:style-name="P47"><text:span text:style-name="T5">(С</text:span>делано 2017-10-01) Реализовать валидатор <text:span text:style-name="T5">#64.</text:span></text:p>
        </text:list-item>
        <text:list-item>
          <text:p text:style-name="P47">(Сделано 2017-10-02) Ревью <text:span text:style-name="T5">f611.</text:span></text:p>
        </text:list-item>
        <text:list-item>
          <text:p text:style-name="P47">(Сделано 2017-10-01) Пересмотреть сообщения валидации (удалить вообще?<text:span text:style-name="T5">)</text:span>.</text:p>
        </text:list-item>
        <text:list-item>
          <text:p text:style-name="P47">При торговле в секторе Пояс Астероидов периодически уничтожаются корабли. Похоже, что игра, реализует логику войны в этом секторе и уничтожает станции программно. Если в этот момент корабль находится на станции, то он уничтожается вместе со станцией. Как это можно решить, пока не ясно.</text:p>
        </text:list-item>
      </text:list>
      <text:list xml:id="list1047903227481474695" text:style-name="L18">
        <text:list-item>
          <text:p text:style-name="P48"><text:span text:style-name="T5">(</text:span>Тестируется) Переход на <text:span text:style-name="T5">WareStruct-3.02</text:span></text:p>
        </text:list-item>
        <text:list-item>
          <text:p text:style-name="P48">(Тестируется) Переход на <text:span text:style-name="T5">ShupStruct-3.02</text:span></text:p>
        </text:list-item>
        <text:list-item>
          <text:p text:style-name="P58"><text:soft-page-break/>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32">(<text:span text:style-name="T9">Исправлено</text:span> 2017-09-24) Скрипт навигации перестал правильно работать<text:span text:style-name="T9">.</text:span> <text:span text:style-name="T9">П</text:span>осле переделки 517 функции <text:s/>не находит ближайшие к цели врата. Из-за этого прыгает на выходные ворота целевого сектора, вместо ближайших.</text:p>
        </text:list-item>
        <text:list-item>
          <text:p text:style-name="P36"><text:span text:style-name="T5">(</text:span><text:span text:style-name="T9">Тестируется) Добавить в установку назначения и целей команд при выполнении навигационных операций.</text:span></text:p>
        </text:list-item>
        <text:list-item>
          <text:p text:style-name="P37">В процедуре защиты вероятно имеет смысл добавить фильтр по дистанции до станции. Иначе в активном секторе очень плохо стыкуется, постоянно отклоняется от курса. </text:p>
        </text:list-item>
        <text:list-item>
          <text:p text:style-name="P32"><text:span text:style-name="T9">(Тестируется) Для некоторых кораблей замечено, что прыжок выполняется достаточно долго. </text:span>M6 – <text:span text:style-name="T9">16 сек.</text:span>, TS – <text:span text:style-name="T9">чуть меньше.</text:span> <text:span text:style-name="T9"><text:s/>Возможно имеет смысл выпускать дронов перед прыжком. </text:span></text:p>
        </text:list-item>
        <text:list-item>
          <text:p text:style-name="P34">(<text:span text:style-name="T9">Сделано </text:span>2017-09-24) <text:span text:style-name="T9">Добавить глобальную настройку включения и выключения опции журналирования боевых процедур.</text:span></text:p>
        </text:list-item>
        <text:list-item>
          <text:p text:style-name="P32">Добавить отправку пользователю сообщения о нападении.</text:p>
        </text:list-item>
        <text:list-item>
          <text:p text:style-name="P58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58">В определенных случаях после смены программ со Старателя на Транспорт в заголовке корабельного терминала в деталях товара отображается ReadText8370-211 на месте значения «Мин. у поставщика».</text:p>
        </text:list-item>
        <text:list-item>
          <text:p text:style-name="P58">(<text:span text:style-name="T9">Исправлено</text:span><text:span text:style-name="T5"> 2017-09-23</text:span>) Не срабатывает обработчик SIGNAL_ATTACKED. 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 </text:p>
        </text:list-item>
        <text:list-item>
          <text:p text:style-name="P58">Есть подозрение, что обработчики сигналов будут срабатывать всегда, если для корабля хотя бы один раз была выбрана программа. <text:span text:style-name="T17">Нужно в каждом обработчике добавить проверку текущей запущенной программы. Если программа не запущена, значит нужно 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1:35:30.828443165</meta:creation-date>
    <meta:editing-duration>P11DT59M44S</meta:editing-duration>
    <meta:editing-cycles>851</meta:editing-cycles>
    <meta:generator>OpenOffice/4.1.3$Win32 OpenOffice.org_project/413m1$Build-9783</meta:generator>
    <dc:date>2017-10-02T21:19:43.96</dc:date>
    <meta:document-statistic meta:table-count="10" meta:image-count="0" meta:object-count="0" meta:page-count="26" meta:paragraph-count="637" meta:word-count="7002" meta:character-count="50004"/>
  </office:meta>
</office:document-meta>
</file>